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family-generic="roman" style:font-pitch="variable"/>
    <style:font-face style:name="OpenSymbol3" svg:font-family="OpenSymbol" style:font-adornments="Oblique" style:font-pitch="variable" style:font-charset="x-symbol"/>
    <style:font-face style:name="OpenSymbol4" svg:font-family="OpenSymbol" style:font-adornments="Regular" style:font-charset="x-symbol"/>
    <style:font-face style:name="OpenSymbol5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adornments="Oblique" style:font-pitch="variable" style:font-charset="x-symbol"/>
  </office:font-face-decls>
  <office:automatic-styles>
    <style:style style:name="Tableau9" style:family="table">
      <style:table-properties style:width="9.151cm" fo:margin-left="5.554cm" fo:margin-right="3.905cm" table:align="margins"/>
    </style:style>
    <style:style style:name="Tableau9.A" style:family="table-column">
      <style:table-column-properties style:column-width="6.967cm" style:rel-column-width="49898*"/>
    </style:style>
    <style:style style:name="Tableau9.B" style:family="table-column">
      <style:table-column-properties style:column-width="2.184cm" style:rel-column-width="15637*"/>
    </style:style>
    <style:style style:name="Tableau9.1" style:family="table-row">
      <style:table-row-properties style:min-row-height="0.6cm"/>
    </style:style>
    <style:style style:name="Tableau9.A1" style:family="table-cell">
      <style:table-cell-properties style:vertical-align="middle" fo:padding-left="0cm" fo:padding-right="0cm" fo:padding-top="0.049cm" fo:padding-bottom="0.049cm" fo:border="none"/>
    </style:style>
    <style:style style:name="Tableau10" style:family="table">
      <style:table-properties style:width="6.897cm" table:align="left"/>
    </style:style>
    <style:style style:name="Tableau10.A" style:family="table-column">
      <style:table-column-properties style:column-width="1.607cm"/>
    </style:style>
    <style:style style:name="Tableau10.B" style:family="table-column">
      <style:table-column-properties style:column-width="1.152cm"/>
    </style:style>
    <style:style style:name="Tableau10.C" style:family="table-column">
      <style:table-column-properties style:column-width="1.379cm"/>
    </style:style>
    <style:style style:name="Tableau10.1" style:family="table-row">
      <style:table-row-properties style:row-height="0.794cm"/>
    </style:style>
    <style:style style:name="Tableau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.097cm" fo:border="0.5pt solid #000000"/>
    </style:style>
    <style:style style:name="Tableau10.2" style:family="table-row">
      <style:table-row-properties style:row-height="0.813cm"/>
    </style:style>
    <style:style style:name="Tableau10.A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0.E2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9.139cm" table:align="left" fo:background-color="transparent">
        <style:background-image/>
      </style:table-properties>
    </style:style>
    <style:style style:name="Tableau13.A" style:family="table-column">
      <style:table-column-properties style:column-width="2.097cm"/>
    </style:style>
    <style:style style:name="Tableau13.B" style:family="table-column">
      <style:table-column-properties style:column-width="0.88cm"/>
    </style:style>
    <style:style style:name="Tableau13.1" style:family="table-row">
      <style:table-row-properties style:min-row-height="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d7e12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3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F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G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H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I1" style:family="table-cell">
      <style:table-cell-properties style:vertical-align="middle" fo:padding="0.101cm" fo:border="0.5pt solid #000000"/>
    </style:style>
    <style:style style:name="Tableau13.2" style:family="table-row">
      <style:table-row-properties fo:background-color="transparent">
        <style:background-image/>
      </style:table-row-properties>
    </style:style>
    <style:style style:name="Tableau13.A2" style:family="table-cell">
      <style:table-cell-properties style:vertical-align="middle" fo:background-color="#d7e12c" fo:padding="0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C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D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E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F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G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H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13.I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13.3" style:family="table-row">
      <style:table-row-properties style:row-height="0.413cm"/>
    </style:style>
    <style:style style:name="Tableau1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3.B3" style:family="table-cell">
      <style:table-cell-properties style:vertical-align="middle" fo:padding="0.097cm" fo:border="none"/>
    </style:style>
    <style:style style:name="Tableau13.C3" style:family="table-cell">
      <style:table-cell-properties style:vertical-align="middle" fo:padding="0.097cm" fo:border="none"/>
    </style:style>
    <style:style style:name="Tableau13.D3" style:family="table-cell">
      <style:table-cell-properties style:vertical-align="middle" fo:padding="0.097cm" fo:border="none"/>
    </style:style>
    <style:style style:name="Tableau13.E3" style:family="table-cell">
      <style:table-cell-properties style:vertical-align="middle" fo:padding="0.097cm" fo:border="none"/>
    </style:style>
    <style:style style:name="Tableau13.F3" style:family="table-cell">
      <style:table-cell-properties style:vertical-align="middle" fo:padding="0.097cm" fo:border="none"/>
    </style:style>
    <style:style style:name="Tableau13.G3" style:family="table-cell">
      <style:table-cell-properties style:vertical-align="middle" fo:padding="0.097cm" fo:border="none"/>
    </style:style>
    <style:style style:name="Tableau13.H3" style:family="table-cell">
      <style:table-cell-properties style:vertical-align="middle" fo:padding="0.097cm" fo:border="none"/>
    </style:style>
    <style:style style:name="Tableau13.I3" style:family="table-cell">
      <style:table-cell-properties style:vertical-align="middle" fo:padding="0.097cm" fo:border="none"/>
    </style:style>
    <style:style style:name="Tableau13.4" style:family="table-row">
      <style:table-row-properties fo:background-color="transparent">
        <style:background-image/>
      </style:table-row-properties>
    </style:style>
    <style:style style:name="Tableau13.B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C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D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E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F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G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H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I4" style:family="table-cell">
      <style:table-cell-properties style:vertical-align="middle" fo:padding="0.101cm" fo:border="0.5pt solid #000000"/>
    </style:style>
    <style:style style:name="Tableau13.5" style:family="table-row">
      <style:table-row-properties fo:background-color="transparent">
        <style:background-image/>
      </style:table-row-properties>
    </style:style>
    <style:style style:name="Tableau13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E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F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G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H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I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text-properties officeooo:paragraph-rsid="00cacbfc"/>
    </style:style>
    <style:style style:name="P15" style:family="paragraph" style:parent-style-name="Standard">
      <style:text-properties officeooo:paragraph-rsid="00d08c3f"/>
    </style:style>
    <style:style style:name="P16" style:family="paragraph" style:parent-style-name="_5f_Paragraphe">
      <style:text-properties officeooo:paragraph-rsid="00d08c3f"/>
    </style:style>
    <style:style style:name="P17" style:family="paragraph" style:parent-style-name="_5f_Paragraphe_5f_Réponse_5f_Elève">
      <style:text-properties officeooo:paragraph-rsid="00d08c3f"/>
    </style:style>
    <style:style style:name="P18" style:family="paragraph" style:parent-style-name="_5f_Tableau_5f_Centré">
      <style:text-properties officeooo:paragraph-rsid="00d08c3f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10pt" fo:background-color="#ffff00" style:font-size-asian="10pt" style:font-size-complex="10pt"/>
    </style:style>
    <style:style style:name="P2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1" fo:font-size="10pt" fo:background-color="#ffff00" style:font-size-asian="10pt" style:font-size-complex="10pt"/>
    </style:style>
    <style:style style:name="P21" style:family="paragraph" style:parent-style-name="_5f_Paragraphe_20_livret_20_">
      <style:paragraph-properties fo:text-align="center" style:justify-single-word="false"/>
      <style:text-properties fo:font-weight="normal" officeooo:paragraph-rsid="00d08c3f" style:font-weight-asian="normal" style:font-weight-complex="normal"/>
    </style:style>
    <style:style style:name="P22" style:family="paragraph" style:parent-style-name="_5f_Paragraphe_20_livret_20_">
      <style:paragraph-properties fo:text-align="center" style:justify-single-word="false"/>
      <style:text-properties fo:background-color="#ffff00"/>
    </style:style>
    <style:style style:name="P23" style:family="paragraph" style:parent-style-name="_5f_Paragraphe_20_livret_20_">
      <style:paragraph-properties fo:text-align="center" style:justify-single-word="false"/>
      <style:text-properties fo:font-size="10pt" fo:background-color="#ffff00" style:font-size-asian="10pt" style:font-size-complex="10pt"/>
    </style:style>
    <style:style style:name="P24" style:family="paragraph" style:parent-style-name="_5f_Paragraphe_20_livret_20_">
      <style:paragraph-properties fo:text-align="center" style:justify-single-word="false"/>
      <style:text-properties fo:font-size="9pt" officeooo:paragraph-rsid="00c40041" fo:background-color="#ffff00" style:font-size-asian="9pt" style:font-size-complex="9pt"/>
    </style:style>
    <style:style style:name="P25" style:family="paragraph" style:parent-style-name="_5f_Paragraphe_20_livret_20_réponse_20_pointillé">
      <style:paragraph-properties fo:line-height="100%"/>
      <style:text-properties officeooo:paragraph-rsid="00d08c3f"/>
    </style:style>
    <style:style style:name="P26" style:family="paragraph" style:parent-style-name="_5f_Paragraphe_5f_Réponse_5f_Elève">
      <style:paragraph-properties fo:line-height="100%"/>
      <style:text-properties officeooo:paragraph-rsid="00d08c3f"/>
    </style:style>
    <style:style style:name="P27" style:family="paragraph" style:parent-style-name="_5f_Paragraphe_20_livret_20_réponse_20_pointillé">
      <style:paragraph-properties fo:line-height="115%"/>
      <style:text-properties officeooo:paragraph-rsid="00d08c3f"/>
    </style:style>
    <style:style style:name="P28" style:family="paragraph" style:parent-style-name="_5f_Paragraphe_5f_Réponse_5f_Elève">
      <style:paragraph-properties fo:line-height="115%"/>
      <style:text-properties officeooo:paragraph-rsid="00d08c3f"/>
    </style:style>
    <style:style style:name="P29" style:family="paragraph" style:parent-style-name="Standard" style:list-style-name="_5f_Numérotation_20_des_20_exercices_20_livrets">
      <style:paragraph-properties fo:margin-top="0cm" fo:margin-bottom="0cm" style:contextual-spacing="false"/>
      <style:text-properties fo:font-style="normal" officeooo:paragraph-rsid="00d08c3f" style:font-style-asian="normal" style:font-style-complex="normal"/>
    </style:style>
    <style:style style:name="P30" style:family="paragraph" style:parent-style-name="_5f_Footer_20_page_20_impaire_20__28_D_29_"/>
    <style:style style:name="P31" style:family="paragraph" style:parent-style-name="_5f_Footer_20_page_20_impaire_20__28_D_29_">
      <style:text-properties officeooo:paragraph-rsid="01316a8b"/>
    </style:style>
    <style:style style:name="P3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4" style:family="paragraph" style:parent-style-name="_5f_Footer_20_page_20_paire_20__28_G_29_"/>
    <style:style style:name="P35" style:family="paragraph" style:parent-style-name="_5f_Footer_20_page_20_paire_20__28_G_29_">
      <style:text-properties officeooo:paragraph-rsid="01316a8b"/>
    </style:style>
    <style:style style:name="P36" style:family="paragraph" style:parent-style-name="_5f_Footer_20_page_20_paire_20__28_G_29_">
      <style:text-properties officeooo:paragraph-rsid="01336347"/>
    </style:style>
    <style:style style:name="P37" style:family="paragraph" style:parent-style-name="_5f_Footer_20_page_20_paire_20__28_G_29_">
      <style:text-properties officeooo:paragraph-rsid="0135ac9e"/>
    </style:style>
    <style:style style:name="P38" style:family="paragraph" style:parent-style-name="_5f_Footer_20_page_20_paire_20__28_G_29_">
      <style:text-properties officeooo:paragraph-rsid="01397109"/>
    </style:style>
    <style:style style:name="P39" style:family="paragraph" style:parent-style-name="_5f_Footer_20_page_20_paire_20__28_G_29_">
      <style:text-properties officeooo:paragraph-rsid="013b50d8"/>
    </style:style>
    <style:style style:name="P40" style:family="paragraph" style:parent-style-name="_5f_Footer_20_page_20_paire_20__28_G_29_">
      <style:text-properties officeooo:paragraph-rsid="013c280e"/>
    </style:style>
    <style:style style:name="P41" style:family="paragraph" style:parent-style-name="_5f_Footer_20_page_20_paire_20__28_G_29_">
      <style:text-properties officeooo:paragraph-rsid="0142af40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9" style:family="paragraph" style:parent-style-name="_5f_Header_20_D_20_page_20_paire_20__28_G_29_">
      <style:text-properties officeooo:paragraph-rsid="00fe4814"/>
    </style:style>
    <style:style style:name="P50" style:family="paragraph" style:parent-style-name="_5f_Header_20_D_20_page_20_paire_20__28_G_29_">
      <style:text-properties officeooo:rsid="0101821f" officeooo:paragraph-rsid="0101821f"/>
    </style:style>
    <style:style style:name="P51" style:family="paragraph" style:parent-style-name="_5f_Header_20_G_20_page_20_paire_20__28_G_29_">
      <style:text-properties officeooo:rsid="00ff3616" officeooo:paragraph-rsid="00ff3616"/>
    </style:style>
    <style:style style:name="P52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3" style:family="paragraph" style:parent-style-name="_5f_Header_20_M_20_page_20_impaire_20__28_D_29_">
      <style:text-properties officeooo:rsid="01035d0f" officeooo:paragraph-rsid="01035d0f"/>
    </style:style>
    <style:style style:name="P54" style:family="paragraph" style:parent-style-name="_5f_Header_20_M_20_page_20_paire_20__28_G_29_">
      <style:text-properties officeooo:rsid="0101a5c8" officeooo:paragraph-rsid="0101a5c8"/>
    </style:style>
    <style:style style:name="P55" style:family="paragraph" style:parent-style-name="_5f_Header_20_N_20_page_20_impaire_20__28_D_29_">
      <style:text-properties officeooo:rsid="010462d7" officeooo:paragraph-rsid="010462d7"/>
    </style:style>
    <style:style style:name="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7" style:family="paragraph" style:parent-style-name="_5f_Header_20_P_20_page_20_paire_20__28_G_29_">
      <style:text-properties officeooo:rsid="0107aa33" officeooo:paragraph-rsid="0107aa33"/>
    </style:style>
    <style:style style:name="P5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0" style:family="paragraph" style:parent-style-name="_5f_Paragraphe_20_livret_20_" style:list-style-name="_5f_Numérotation_20_des_20_exercices_20_livrets">
      <style:paragraph-properties fo:margin-top="0.101cm" fo:margin-bottom="0cm" style:contextual-spacing="false" style:line-height-at-least="0.6cm"/>
      <style:text-properties fo:font-size="11pt" fo:font-style="normal" officeooo:paragraph-rsid="00d08c3f" fo:background-color="#ffff00" style:font-size-asian="11pt" style:font-style-asian="normal" style:font-size-complex="11pt" style:font-style-complex="normal"/>
    </style:style>
    <style:style style:name="P61" style:family="paragraph" style:parent-style-name="_5f_Paragraphe_20_livret_20_" style:list-style-name="_5f_Numérotation_20_des_20_exercices">
      <style:paragraph-properties fo:margin-top="0.101cm" fo:margin-bottom="0cm" style:contextual-spacing="false" style:line-height-at-least="0.6cm" style:shadow="none">
        <style:tab-stops/>
      </style:paragraph-properties>
      <style:text-properties officeooo:paragraph-rsid="00d08c3f"/>
    </style:style>
    <style:style style:name="P62" style:family="paragraph" style:parent-style-name="_5f_Paragraphe_20_livret_20_" style:list-style-name="_5f_Numérotation_20_des_20_exercices">
      <style:paragraph-properties fo:margin-top="0.101cm" fo:margin-bottom="0cm" style:contextual-spacing="false" style:line-height-at-least="0.6cm" style:shadow="none">
        <style:tab-stops/>
      </style:paragraph-properties>
      <style:text-properties officeooo:paragraph-rsid="00d28287"/>
    </style:style>
    <style:style style:name="P63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>
        <style:tab-stops/>
      </style:paragraph-properties>
      <style:text-properties officeooo:paragraph-rsid="00d08c3f"/>
    </style:style>
    <style:style style:name="P64" style:family="paragraph" style:parent-style-name="_5f_Paragraphe_20_livret_20_" style:list-style-name="_5f_Numérotation_20_des_20_exercices_20_livrets">
      <style:paragraph-properties fo:margin-top="0.101cm" fo:margin-bottom="0cm" style:contextual-spacing="false" style:line-height-at-least="0.6cm"/>
      <style:text-properties officeooo:paragraph-rsid="00d08c3f"/>
    </style:style>
    <style:style style:name="P65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/>
      <style:text-properties officeooo:paragraph-rsid="00d08c3f"/>
    </style:style>
    <style:style style:name="P66" style:family="paragraph" style:parent-style-name="_5f_Paragraphe_20_livret_20_" style:list-style-name="_5f_Numérotation_20_des_20_exercices">
      <style:paragraph-properties fo:margin-top="0.101cm" fo:margin-bottom="0cm" style:contextual-spacing="false" style:line-height-at-least="0.6cm" style:shadow="none">
        <style:tab-stops/>
      </style:paragraph-properties>
      <style:text-properties style:font-name="Bitstream Vera Sans1" fo:font-size="10pt" fo:font-style="normal" officeooo:rsid="00ded388" officeooo:paragraph-rsid="00d08c3f" fo:background-color="#ffff00" style:font-size-asian="10pt" style:font-style-asian="normal" style:font-size-complex="10pt" style:font-style-complex="normal"/>
    </style:style>
    <style:style style:name="P67" style:family="paragraph" style:parent-style-name="_5f_Paragraphe_20_livret_20_" style:list-style-name="_5f_Numérotation_20_des_20_exercices">
      <style:paragraph-properties fo:margin-top="0.101cm" fo:margin-bottom="0cm" style:contextual-spacing="false" style:line-height-at-least="0.6cm" style:shadow="none">
        <style:tab-stops/>
      </style:paragraph-properties>
      <style:text-properties style:font-name="Bitstream Vera Sans1" fo:font-size="10pt" fo:font-style="normal" officeooo:paragraph-rsid="00d08c3f" fo:background-color="#ffff00" style:font-size-asian="10pt" style:font-style-asian="normal" style:font-size-complex="10pt" style:font-style-complex="normal"/>
    </style:style>
    <style:style style:name="P68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/>
      <style:text-properties style:font-name="Bitstream Vera Sans1" fo:font-size="10pt" fo:font-style="normal" officeooo:rsid="00e02f24" officeooo:paragraph-rsid="00d08c3f" fo:background-color="#ffff00" style:font-size-asian="10pt" style:font-style-asian="normal" style:font-size-complex="10pt" style:font-style-complex="normal"/>
    </style:style>
    <style:style style:name="P69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/>
      <style:text-properties fo:font-size="10pt" officeooo:paragraph-rsid="00d08c3f" style:font-size-asian="10pt" style:font-size-complex="10pt"/>
    </style:style>
    <style:style style:name="P70" style:family="paragraph" style:parent-style-name="_5f_Paragraphe_20_livret_20_" style:list-style-name="_5f_Numérotation_20_des_20_exercices_20_livrets">
      <style:paragraph-properties fo:margin-top="0.101cm" fo:margin-bottom="0.101cm" style:contextual-spacing="false" style:line-height-at-least="0.6cm"/>
      <style:text-properties fo:font-size="10pt" officeooo:paragraph-rsid="00d08c3f" style:font-size-asian="10pt" style:font-size-complex="10pt"/>
    </style:style>
    <style:style style:name="P71" style:family="paragraph" style:parent-style-name="_5f_Paragraphe_20_livret_20_" style:list-style-name="_5f_Numérotation_20_des_20_exercices_20_livre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Bitstream Vera Sans5" fo:font-style="normal" officeooo:paragraph-rsid="00d08c3f" fo:background-color="#ffff00" style:font-name-asian="Andale Sans UI" style:font-style-asian="normal" style:font-name-complex="Tahoma1" style:font-style-complex="normal"/>
    </style:style>
    <style:style style:name="P72" style:family="paragraph" style:parent-style-name="_5f_Paragraphe_20_livret_20_réponse_20_pointillé" style:list-style-name="_5f_Numérotation_20_des_20_exercices_20_livrets">
      <style:paragraph-properties fo:line-height="100%"/>
      <style:text-properties officeooo:paragraph-rsid="00d08c3f"/>
    </style:style>
    <style:style style:name="P73" style:family="paragraph" style:parent-style-name="_5f_Paragraphe_5f_Réponse_5f_Elève_5f_Fractions_5f_numéroté" style:list-style-name="_5f_Numérotation_20_des_20_exercices">
      <style:text-properties officeooo:paragraph-rsid="00d08c3f"/>
    </style:style>
    <style:style style:name="P74" style:family="paragraph" style:parent-style-name="_5f_Paragraphe_5f_avec_5f_Num_5f_Question" style:list-style-name="_5f_Numérotation_20_des_20_exercices"/>
    <style:style style:name="P75" style:family="paragraph" style:parent-style-name="_5f_Paragraphe_5f_avec_5f_Num_5f_Question" style:list-style-name="_5f_Numérotation_20_des_20_exercices">
      <style:text-properties officeooo:paragraph-rsid="00d08c3f"/>
    </style:style>
    <style:style style:name="P76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77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78" style:family="paragraph" style:parent-style-name="_5f_Premier_5f_Titre_5f_Exercices_5f_avec_5f_Num_5f_Exo_5f_sans_5f_Titre" style:list-style-name="_5f_Numérotation_20_des_20_exercices"/>
    <style:style style:name="P79" style:family="paragraph" style:parent-style-name="_5f_Titre_20_d_27_exercices_20_livret" style:list-style-name="_5f_Numérotation_20_des_20_exercices_20_livrets">
      <style:paragraph-properties fo:margin-top="0cm" fo:margin-bottom="0cm" style:contextual-spacing="false" style:line-height-at-least="0.6cm"/>
      <style:text-properties fo:font-style="normal" officeooo:paragraph-rsid="00d08c3f" fo:background-color="#ffff00" style:font-style-asian="normal" style:font-style-complex="normal"/>
    </style:style>
    <style:style style:name="P80" style:family="paragraph" style:parent-style-name="_5f_Titre_20_d_27_exercices_20_livret" style:list-style-name="_5f_Numérotation_20_des_20_exercices_20_livrets">
      <style:paragraph-properties fo:margin-top="0cm" fo:margin-bottom="0cm" style:contextual-spacing="false" style:line-height-at-least="0.6cm"/>
      <style:text-properties fo:font-size="10pt" fo:font-style="normal" officeooo:paragraph-rsid="00d08c3f" fo:background-color="#ffff00" style:font-size-asian="10pt" style:font-style-asian="normal" style:font-size-complex="10pt" style:font-style-complex="normal"/>
    </style:style>
    <style:style style:name="P81" style:family="paragraph" style:parent-style-name="_5f_Titre_20_d_27_exercices_20_livret" style:list-style-name="_5f_Numérotation_20_des_20_exercices">
      <style:paragraph-properties fo:margin-top="0.101cm" fo:margin-bottom="0.101cm" style:contextual-spacing="false" style:line-height-at-least="0.6cm" fo:text-align="start" style:justify-single-word="false" style:shadow="none">
        <style:tab-stops/>
      </style:paragraph-properties>
      <style:text-properties officeooo:paragraph-rsid="00d08c3f"/>
    </style:style>
    <style:style style:name="P82" style:family="paragraph" style:parent-style-name="_5f_Titre_20_d_27_exercices_20_livret" style:list-style-name="_5f_Numérotation_20_des_20_exercices">
      <style:paragraph-properties fo:margin-top="0.101cm" fo:margin-bottom="0.101cm" style:contextual-spacing="false" style:line-height-at-least="0.6cm" fo:text-align="start" style:justify-single-word="false" style:shadow="none">
        <style:tab-stops/>
      </style:paragraph-properties>
      <style:text-properties style:font-name="Bitstream Vera Sans1" fo:font-size="10pt" fo:letter-spacing="normal" fo:font-style="normal" officeooo:rsid="00ded388" officeooo:paragraph-rsid="00d08c3f" fo:background-color="#ffff00" style:font-size-asian="10pt" style:font-style-asian="normal" style:font-size-complex="10pt" style:font-style-complex="normal"/>
    </style:style>
    <style:style style:name="P83" style:family="paragraph" style:parent-style-name="_5f_Titre_20_d_27_exercices_20_livret" style:list-style-name="_5f_Numérotation_20_des_20_exercices_20_livrets">
      <style:paragraph-properties fo:margin-left="0cm" fo:margin-right="0cm" fo:margin-top="0.099cm" fo:margin-bottom="0.099cm" style:contextual-spacing="false" fo:line-height="100%" fo:text-indent="0cm" style:auto-text-indent="false"/>
      <style:text-properties style:font-name="Bitstream Vera Sans5" fo:font-style="normal" officeooo:paragraph-rsid="00d08c3f" fo:background-color="#ffff00" style:font-name-asian="Andale Sans UI" style:font-style-asian="normal" style:font-name-complex="Tahoma1" style:font-style-complex="normal"/>
    </style:style>
    <style:style style:name="P84" style:family="paragraph" style:parent-style-name="_5f_Titre_20_d_27_exercices_20_livret" style:list-style-name="_5f_Numérotation_20_des_20_exercices_20_livrets">
      <style:paragraph-properties fo:margin-left="0cm" fo:margin-right="0cm" fo:margin-top="0.199cm" fo:margin-bottom="0.199cm" style:contextual-spacing="false" fo:line-height="100%" fo:text-indent="0cm" style:auto-text-indent="false"/>
      <style:text-properties style:font-name="Bitstream Vera Sans5" fo:font-style="normal" officeooo:paragraph-rsid="00d08c3f" fo:background-color="#ffff00" style:font-name-asian="Andale Sans UI" style:font-style-asian="normal" style:font-name-complex="Tahoma1" style:font-style-complex="normal"/>
    </style:style>
    <style:style style:name="P85" style:family="paragraph" style:parent-style-name="_5f_Titre_20_d_27_exercices_20_livret" style:list-style-name="_5f_Numérotation_20_des_20_exercices_20_livre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Bitstream Vera Sans5" fo:font-style="normal" officeooo:paragraph-rsid="00d08c3f" fo:background-color="#ffff00" style:font-name-asian="Andale Sans UI" style:font-style-asian="normal" style:font-name-complex="Tahoma1" style:font-style-complex="normal"/>
    </style:style>
    <style:style style:name="P86" style:family="paragraph" style:parent-style-name="_5f_Titre_5f_Exercices_5f_sans_5f_Titre" style:list-style-name="_5f_Numérotation_20_des_20_exercices"/>
    <style:style style:name="P87" style:family="paragraph" style:parent-style-name="_5f_Titre_5f_Exercices_5f_sans_5f_Titre" style:list-style-name="_5f_Numérotation_20_des_20_exercices">
      <style:text-properties officeooo:paragraph-rsid="00cacbfc"/>
    </style:style>
    <style:style style:name="P88" style:family="paragraph" style:parent-style-name="_5f_Titre_5f_Exercices_5f_sans_5f_Titre" style:list-style-name="_5f_Numérotation_20_des_20_exercices">
      <style:paragraph-properties fo:text-align="justify" style:justify-single-word="false"/>
    </style:style>
    <style:style style:name="P89" style:family="paragraph">
      <style:paragraph-properties fo:text-align="center"/>
    </style:style>
    <style:style style:name="P90" style:family="paragraph">
      <loext:graphic-properties draw:fill="solid" draw:fill-color="#9d0f89"/>
    </style:style>
    <style:style style:name="P91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92" style:family="paragraph">
      <loext:graphic-properties draw:fill="solid" draw:fill-color="#f99e06"/>
    </style:style>
    <style:style style:name="P93" style:family="paragraph">
      <loext:graphic-properties draw:fill="solid" draw:fill-color="#d62e4e"/>
    </style:style>
    <style:style style:name="P94" style:family="paragraph">
      <loext:graphic-properties draw:fill="solid" draw:fill-color="#7fb241"/>
    </style:style>
    <style:style style:name="P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indent="0cm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1ca2b8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1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7" style:family="paragraph">
      <style:paragraph-properties fo:margin-left="0cm" fo:margin-right="0cm" fo:margin-top="0cm" fo:margin-bottom="0cm" fo:line-height="100%" fo:text-align="start" fo:text-indent="0cm"/>
    </style:style>
    <style:style style:name="P10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10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1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13" style:family="paragraph">
      <loext:graphic-properties draw:fill="solid" draw:fill-color="#1ca2b8"/>
    </style:style>
    <style:style style:name="P114" style:family="paragraph">
      <loext:graphic-properties draw:fill="solid" draw:fill-color="#d7e12c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c933a6"/>
    </style:style>
    <style:style style:name="T10" style:family="text">
      <style:text-properties style:font-name="Bitstream Vera Sans1" fo:font-size="10pt" style:font-size-asian="10pt" style:font-size-complex="10pt"/>
    </style:style>
    <style:style style:name="T11" style:family="text">
      <style:text-properties style:font-name="Bitstream Vera Sans1" fo:font-size="10pt" officeooo:rsid="00278e65" style:font-size-asian="10pt" style:font-size-complex="10pt"/>
    </style:style>
    <style:style style:name="T12" style:family="text">
      <style:text-properties style:font-name="Bitstream Vera Sans1" fo:font-size="10pt" officeooo:rsid="00e300dc" style:font-size-asian="10pt" style:font-size-complex="10pt"/>
    </style:style>
    <style:style style:name="T13" style:family="text">
      <style:text-properties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4" style:family="text">
      <style:text-properties style:font-name="Bitstream Vera Sans1" fo:font-size="10pt" fo:font-style="normal" officeooo:rsid="00ded388" fo:background-color="#ffff00" loext:char-shading-value="0" style:font-size-asian="10pt" style:font-style-asian="normal" style:font-size-complex="10pt" style:font-style-complex="normal"/>
    </style:style>
    <style:style style:name="T15" style:family="text">
      <style:text-properties style:font-name="Bitstream Vera Sans1" fo:font-size="10pt" fo:font-style="normal" officeooo:rsid="00e02f24" fo:background-color="#ffff00" loext:char-shading-value="0" style:font-size-asian="10pt" style:font-style-asian="normal" style:font-size-complex="10pt" style:font-style-complex="normal"/>
    </style:style>
    <style:style style:name="T16" style:family="text">
      <style:text-properties style:font-name="Bitstream Vera Sans1" fo:font-size="10pt" fo:font-style="normal" officeooo:rsid="00d28287" fo:background-color="#ffff00" loext:char-shading-value="0" style:font-size-asian="10pt" style:font-style-asian="normal" style:font-size-complex="10pt" style:font-style-complex="normal"/>
    </style:style>
    <style:style style:name="T17" style:family="text">
      <style:text-properties style:font-name="Bitstream Vera Sans1" fo:font-size="10pt" fo:letter-spacing="normal" fo:font-style="normal" fo:background-color="#ffff00" loext:char-shading-value="0" style:font-size-asian="10pt" style:font-style-asian="normal" style:font-size-complex="10pt" style:font-style-complex="normal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background-color="#ffff00" loext:char-shading-value="0"/>
    </style:style>
    <style:style style:name="T20" style:family="text">
      <style:text-properties style:use-window-font-color="true" loext:opacity="0%" officeooo:rsid="00c3efb1" fo:background-color="#ffff00" loext:char-shading-value="0"/>
    </style:style>
    <style:style style:name="T21" style:family="text">
      <style:text-properties style:use-window-font-color="true" loext:opacity="0%" officeooo:rsid="00ded388" fo:background-color="#ffff00" loext:char-shading-value="0"/>
    </style:style>
    <style:style style:name="T22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23" style:family="text">
      <style:text-properties style:use-window-font-color="true" loext:opacity="0%" fo:font-size="9pt" fo:background-color="#ffff00" loext:char-shading-value="0"/>
    </style:style>
    <style:style style:name="T24" style:family="text">
      <style:text-properties style:use-window-font-color="true" loext:opacity="0%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5" style:family="text">
      <style:text-properties style:use-window-font-color="true" loext:opacity="0%" fo:font-size="10pt" fo:font-style="normal" officeooo:rsid="00ded388" fo:background-color="#ffff00" loext:char-shading-value="0" style:font-size-asian="10pt" style:font-style-asian="normal" style:font-size-complex="10pt" style:font-style-complex="normal"/>
    </style:style>
    <style:style style:name="T26" style:family="text">
      <style:text-properties style:use-window-font-color="true" loext:opacity="0%" fo:font-size="10pt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loext:opacity="0%" fo:font-size="10pt" fo:font-style="normal" fo:font-weight="normal" officeooo:rsid="00d4a601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use-window-font-color="true" loext:opacity="0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9" style:family="text">
      <style:text-properties style:use-window-font-color="true" loext:opacity="0%" style:font-name="Bitstream Vera Sans1" fo:font-size="10pt" fo:font-style="normal" officeooo:rsid="00ded388" fo:background-color="#ffff00" loext:char-shading-value="0" style:font-size-asian="10pt" style:font-style-asian="normal" style:font-size-complex="10pt" style:font-style-complex="normal"/>
    </style:style>
    <style:style style:name="T30" style:family="text">
      <style:text-properties style:use-window-font-color="true" loext:opacity="0%" style:font-name="Bitstream Vera Sans1" fo:font-size="10pt" fo:font-style="normal" officeooo:rsid="00e02f24" fo:background-color="#ffff00" loext:char-shading-value="0" style:font-size-asian="10pt" style:font-style-asian="normal" style:font-size-complex="10pt" style:font-style-complex="normal"/>
    </style:style>
    <style:style style:name="T31" style:family="text">
      <style:text-properties style:use-window-font-color="true" loext:opacity="0%" style:font-name="Bitstream Vera Sans1" fo:font-size="10pt" fo:font-style="normal" officeooo:rsid="00e0c6b1" fo:background-color="#ffff00" loext:char-shading-value="0" style:font-size-asian="10pt" style:font-style-asian="normal" style:font-size-complex="10pt" style:font-style-complex="normal"/>
    </style:style>
    <style:style style:name="T32" style:family="text">
      <style:text-properties style:use-window-font-color="true" loext:opacity="0%" style:font-name="Bitstream Vera Sans1" fo:font-size="10pt" style:font-size-asian="10pt" style:font-size-complex="10pt"/>
    </style:style>
    <style:style style:name="T33" style:family="text">
      <style:text-properties style:use-window-font-color="true" loext:opacity="0%" style:font-name="Bitstream Vera Sans1" fo:font-size="10pt" officeooo:rsid="00278e65" style:font-size-asian="10pt" style:font-size-complex="10pt"/>
    </style:style>
    <style:style style:name="T34" style:family="text">
      <style:text-properties style:use-window-font-color="true" loext:opacity="0%" style:font-name="Bitstream Vera Sans1" fo:font-size="10pt" officeooo:rsid="00e300dc" style:font-size-asian="10pt" style:font-size-complex="10pt"/>
    </style:style>
    <style:style style:name="T35" style:family="text">
      <style:text-properties style:use-window-font-color="true" loext:opacity="0%" style:font-name="OpenSymbol1" fo:background-color="#ffff00" loext:char-shading-value="0"/>
    </style:style>
    <style:style style:name="T36" style:family="text">
      <style:text-properties style:use-window-font-color="true" loext:opacity="0%" style:font-name="OpenSymbol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37" style:family="text">
      <style:text-properties style:use-window-font-color="true" loext:opacity="0%" style:font-name="Bitstream Vera Sans5" fo:font-size="10pt" fo:font-style="normal" fo:font-weight="normal" officeooo:rsid="00278e65" fo:background-color="#ffff00" loext:char-shading-value="0" style:font-name-asian="Andale Sans UI" style:font-size-asian="10pt" style:font-style-asian="normal" style:font-name-complex="Tahoma1" style:font-size-complex="10pt" style:font-style-complex="normal"/>
    </style:style>
    <style:style style:name="T38" style:family="text">
      <style:text-properties style:use-window-font-color="true" loext:opacity="0%" style:font-name="Bitstream Vera Sans5" fo:font-size="10pt" fo:font-style="normal" fo:font-weight="normal" officeooo:rsid="00e300dc" fo:background-color="#ffff00" loext:char-shading-value="0" style:font-name-asian="Andale Sans UI" style:font-size-asian="10pt" style:font-style-asian="normal" style:font-name-complex="Tahoma1" style:font-size-complex="10pt" style:font-style-complex="normal"/>
    </style:style>
    <style:style style:name="T39" style:family="text">
      <style:text-properties style:use-window-font-color="true" loext:opacity="0%" style:font-name="Atalante" fo:font-size="10pt" officeooo:rsid="00e300dc" style:font-size-asian="10pt" style:font-size-complex="10pt"/>
    </style:style>
    <style:style style:name="T40" style:family="text">
      <style:text-properties style:use-window-font-color="true" loext:opacity="0%" style:text-position="sub 58%" style:font-name="Bitstream Vera Sans1" fo:font-size="10pt" officeooo:rsid="00e300dc" style:font-size-asian="10pt" style:font-size-complex="10pt"/>
    </style:style>
    <style:style style:name="T41" style:family="text">
      <style:text-properties fo:color="#000000" loext:opacity="100%" style:text-outline="false" style:text-line-through-style="none" style:text-line-through-type="none" style:font-name="OpenSymbol2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42" style:family="text">
      <style:text-properties fo:color="#000000" loext:opacity="100%" style:text-outline="false" style:text-line-through-style="none" style:text-line-through-type="none" style:font-name="OpenSymbol2" fo:font-size="12pt" fo:font-style="normal" fo:text-shadow="none" style:text-underline-style="none" fo:font-weight="normal" style:letter-kerning="true" fo:background-color="transparent" loext:char-shading-value="0" style:font-name-asian="Andale Sans UI" style:font-size-asian="12pt" style:font-style-asian="normal" style:font-weight-asian="normal" style:font-name-complex="Tahoma1" style:font-size-complex="10pt" style:font-style-complex="normal" style:text-emphasize="none"/>
    </style:style>
    <style:style style:name="T43" style:family="text">
      <style:text-properties fo:color="#000000" loext:opacity="100%"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4" style:family="text">
      <style:text-properties fo:color="#000000" loext:opacity="100%" style:text-outline="false" style:text-line-through-style="none" style:text-line-through-type="none" fo:text-shadow="none" style:text-underline-style="none" fo:font-weight="normal" style:letter-kerning="true" style:font-name-asian="Wingdings" style:font-weight-asian="normal" style:font-name-complex="Wingdings" style:text-emphasize="none"/>
    </style:style>
    <style:style style:name="T45" style:family="text">
      <style:text-properties fo:color="#000000" loext:opacity="100%" style:text-outline="false" style:text-line-through-style="none" style:text-line-through-type="none" fo:text-shadow="none" style:text-underline-style="none" fo:font-weight="normal" style:letter-kerning="true" style:font-name-asian="Andale Sans UI" style:font-weight-asian="normal" style:font-name-complex="Tahoma1" style:text-emphasize="none"/>
    </style:style>
    <style:style style:name="T46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normal" style:letter-kerning="true" fo:background-color="#ffff00" loext:char-shading-value="0" style:font-name-asian="Andale Sans UI" style:font-style-asian="normal" style:font-weight-asian="normal" style:font-name-complex="Tahoma1" style:font-style-complex="normal" style:text-emphasize="none"/>
    </style:style>
    <style:style style:name="T47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normal" officeooo:rsid="00e1f6e7" style:letter-kerning="true" fo:background-color="#ffff00" loext:char-shading-value="0" style:font-name-asian="Andale Sans UI" style:font-style-asian="normal" style:font-weight-asian="normal" style:font-name-complex="Tahoma1" style:font-style-complex="normal" style:text-emphasize="none"/>
    </style:style>
    <style:style style:name="T48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normal" style:letter-kerning="true" fo:background-color="#ffff00" loext:char-shading-value="0" style:font-name-asian="Andale Sans UI" style:font-size-asian="12pt" style:font-style-asian="normal" style:font-weight-asian="normal" style:font-name-complex="Tahoma1" style:font-size-complex="10pt" style:font-style-complex="normal" style:text-emphasize="none"/>
    </style:style>
    <style:style style:name="T49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normal" officeooo:rsid="00e1f6e7" style:letter-kerning="true" fo:background-color="#ffff00" loext:char-shading-value="0" style:font-name-asian="Andale Sans UI" style:font-size-asian="12pt" style:font-style-asian="normal" style:font-weight-asian="normal" style:font-name-complex="Tahoma1" style:font-size-complex="10pt" style:font-style-complex="normal" style:text-emphasize="none"/>
    </style:style>
    <style:style style:name="T50" style:family="text">
      <style:text-properties fo:color="#000000" loext:opacity="100%" style:text-outline="false" style:text-line-through-style="none" style:text-line-through-type="none" style:font-name="Bitstream Vera Sans5" fo:font-style="normal" fo:text-shadow="none" style:text-underline-style="none" fo:font-weight="normal" style:letter-kerning="true" fo:background-color="#ffff00" loext:char-shading-value="0" style:font-size-asian="12pt" style:font-weight-asian="normal" style:font-size-complex="12pt" style:text-emphasize="none"/>
    </style:style>
    <style:style style:name="T51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style:letter-kerning="true" fo:background-color="#ffff00" loext:char-shading-value="0" style:font-name-asian="Andale Sans UI" style:font-size-asian="10pt" style:font-style-asian="normal" style:font-weight-asian="normal" style:font-name-complex="Tahoma1" style:font-size-complex="10pt" style:font-style-complex="normal" style:text-emphasize="none"/>
    </style:style>
    <style:style style:name="T52" style:family="text">
      <style:text-properties fo:color="#000000" loext:opacity="100%" style:text-outline="false" style:text-line-through-style="none" style:text-line-through-type="none" style:font-name="OpenSymbol1" fo:font-size="10pt" fo:font-style="normal" fo:text-shadow="none" style:text-underline-style="none" fo:font-weight="normal" officeooo:rsid="00e1f6e7" style:letter-kerning="true" fo:background-color="#ffff00" loext:char-shading-value="0" style:font-name-asian="Andale Sans UI" style:font-size-asian="10pt" style:font-style-asian="normal" style:font-weight-asian="normal" style:font-name-complex="Tahoma1" style:font-size-complex="10pt" style:font-style-complex="normal" style:text-emphasize="none"/>
    </style:style>
    <style:style style:name="T53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loext:char-shading-value="0" style:font-name-asian="Andale Sans UI" style:font-size-asian="10pt" style:font-style-asian="normal" style:font-weight-asian="normal" style:font-name-complex="Tahoma1" style:font-size-complex="10pt" style:font-style-complex="normal" style:text-emphasize="none"/>
    </style:style>
    <style:style style:name="T54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officeooo:rsid="00d28287" style:letter-kerning="true" fo:background-color="#ffff00" loext:char-shading-value="0" style:font-name-asian="Andale Sans UI" style:font-size-asian="10pt" style:font-style-asian="normal" style:font-weight-asian="normal" style:font-name-complex="Tahoma1" style:font-size-complex="10pt" style:font-style-complex="normal" style:text-emphasize="none"/>
    </style:style>
    <style:style style:name="T55" style:family="text">
      <style:text-properties fo:color="#000000" loext:opacity="100%" style:font-name="Wingdings" fo:font-size="12pt" fo:font-style="normal" fo:background-color="transparent" loext:char-shading-value="0" style:font-name-asian="Wingdings" style:font-size-asian="12pt" style:font-name-complex="Wingdings" style:font-size-complex="12pt"/>
    </style:style>
    <style:style style:name="T56" style:family="text">
      <style:text-properties fo:color="#000000" loext:opacity="100%" style:font-name="Bitstream Vera Sans5" fo:font-style="normal" fo:background-color="#ffff00" loext:char-shading-value="0"/>
    </style:style>
    <style:style style:name="T57" style:family="text">
      <style:text-properties officeooo:rsid="00ded388"/>
    </style:style>
    <style:style style:name="T58" style:family="text">
      <style:text-properties officeooo:rsid="00e633fd"/>
    </style:style>
    <style:style style:name="T59" style:family="text">
      <style:text-properties officeooo:rsid="00ded388" fo:background-color="#ffff00" loext:char-shading-value="0"/>
    </style:style>
    <style:style style:name="T60" style:family="text">
      <style:text-properties officeooo:rsid="00e02f24" fo:background-color="#ffff00" loext:char-shading-value="0"/>
    </style:style>
    <style:style style:name="T61" style:family="text">
      <style:text-properties style:font-name="OpenSymbol3" fo:font-size="10pt" fo:font-style="normal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62" style:family="text">
      <style:text-properties style:font-name="OpenSymbol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63" style:family="text">
      <style:text-properties style:font-name="OpenSymbol1" fo:font-size="10pt" style:font-size-asian="10pt" style:font-size-complex="10pt"/>
    </style:style>
    <style:style style:name="T64" style:family="text">
      <style:text-properties style:font-name="OpenSymbol1" fo:font-size="10pt" officeooo:rsid="00e300dc" style:font-size-asian="10pt" style:font-size-complex="10pt"/>
    </style:style>
    <style:style style:name="T65" style:family="text">
      <style:text-properties fo:font-style="normal" fo:background-color="#ffff00" loext:char-shading-value="0" style:font-style-asian="normal" style:font-style-complex="normal"/>
    </style:style>
    <style:style style:name="T66" style:family="text">
      <style:text-properties fo:font-style="normal" officeooo:rsid="00ded388" fo:background-color="#ffff00" loext:char-shading-value="0" style:font-style-asian="normal" style:font-style-complex="normal"/>
    </style:style>
    <style:style style:name="T67" style:family="text">
      <style:text-properties officeooo:rsid="00e300dc"/>
    </style:style>
    <style:style style:name="T68" style:family="text">
      <style:text-properties style:font-name="Atalante" officeooo:rsid="00e300dc"/>
    </style:style>
    <style:style style:name="T69" style:family="text">
      <style:text-properties style:font-name="Atalante" fo:font-size="10pt" officeooo:rsid="00e300dc" style:font-size-asian="10pt" style:font-size-complex="10pt"/>
    </style:style>
    <style:style style:name="T70" style:family="text">
      <style:text-properties style:text-position="sub 58%" officeooo:rsid="00e300dc"/>
    </style:style>
    <style:style style:name="T71" style:family="text">
      <style:text-properties style:text-position="sub 58%" style:font-name="Atalante" officeooo:rsid="00e300dc"/>
    </style:style>
    <style:style style:name="T72" style:family="text">
      <style:text-properties style:text-position="sub 58%" style:font-name="Atalante" fo:font-size="10pt" officeooo:rsid="00e300dc" style:font-size-asian="10pt" style:font-size-complex="10pt"/>
    </style:style>
    <style:style style:name="T73" style:family="text">
      <style:text-properties officeooo:rsid="00d410aa"/>
    </style:style>
    <style:style style:name="T7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9" style:family="text">
      <style:text-properties fo:color="#000000" loext:opacity="100%" style:text-outline="false" style:text-line-through-style="none" style:text-line-through-type="none" style:font-name="OpenSymbol5" fo:font-size="9pt" fo:font-style="normal" fo:text-shadow="none" style:text-underline-style="none" fo:font-weight="normal" style:letter-kerning="true" style:font-name-asian="OpenSymbol5" style:font-size-asian="24pt" style:font-style-asian="normal" style:font-weight-asian="normal" style:font-name-complex="OpenSymbol5" style:font-size-complex="24pt" style:font-style-complex="normal" style:font-weight-complex="normal" style:text-emphasize="none" style:font-relief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OpenSymbol5" fo:font-size="12pt" fo:font-style="normal" fo:text-shadow="none" style:text-underline-style="none" fo:font-weight="normal" style:letter-kerning="true" style:font-name-asian="OpenSymbol5" style:font-size-asian="18pt" style:font-style-asian="normal" style:font-weight-asian="normal" style:font-name-complex="OpenSymbol5" style:font-size-complex="18pt" style:font-style-complex="normal" style:font-weight-complex="normal" style:text-emphasize="none" style:font-relief="none"/>
    </style:style>
    <style:style style:name="T8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011cm" fo:margin-right="0.011cm" fo:margin-top="115.129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b2b2b2" style:height="10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9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loext:decorative="false" fo:margin-left="0.499cm" fo:margin-right="0cm" fo:margin-top="0cm" fo:margin-bottom="0.3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9cm" svg:stroke-color="#000000" draw:marker-start-width="0.03cm" draw:marker-start-center="false" draw:marker-end-width="0.03cm" draw:marker-end-center="false" draw:fill="solid" draw:fill-color="#1ca2b8" draw:fill-hatch-solid="false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none" svg:stroke-width="0.019cm" svg:stroke-color="#000000" draw:marker-start-width="0.03cm" draw:marker-start-center="false" draw:marker-end-width="0.03cm" draw:marker-end-center="false" draw:fill="solid" draw:fill-color="#d7e12c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none" svg:stroke-width="0.019cm" svg:stroke-color="#000000" draw:marker-start-width="0.03cm" draw:marker-start-center="false" draw:marker-end-width="0.03cm" draw:marker-end-center="false" draw:fill="none" draw:fill-color="#ffffff" draw:textarea-horizontal-align="left" draw:auto-grow-height="true" draw:auto-grow-width="false" fo:min-height="0.413cm" fo:min-width="0.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000000" draw:marker-start="" draw:marker-start-width="0.33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loext:decorative="false" style:run-through="foreground"/>
    </style:style>
    <style:style style:name="gr25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draw:stroke-dash="Dash_20_5654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_20_5655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_20_5656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solid" draw:stroke-dash="Dash_20_5657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0" style:family="graphic">
      <style:graphic-properties draw:stroke="solid" draw:stroke-dash="Dash_20_5658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1" style:family="graphic">
      <style:graphic-properties draw:stroke="solid" draw:stroke-dash="Dash_20_5659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2" style:family="graphic">
      <style:graphic-properties draw:stroke="solid" draw:stroke-dash="Dash_20_5660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3" style:family="graphic">
      <style:graphic-properties draw:stroke="solid" draw:stroke-dash="Dash_20_5661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4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4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cm" fo:min-width="0.74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46cm" fo:min-width="0.74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76" text:outline-level="1"><text:span text:style-name="_5f_Caractères_5f_gras">Calcul mental.</text:span></text:h>
        </text:list-item>
      </text:list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 quart de 28. 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7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trois quarts de 36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P18" text:outline-level="1"><text:span text:style-name="_5f_pointillés_20_gris"><text:span text:style-name="T22">27</text:span>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cinq quarts de 24. 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30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 tiers de 48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16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deux tiers de 15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10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quatre tiers de 60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20">8</text:span></text:span><text:span text:style-name="_5f_pointillés_20_gris"><text:span text:style-name="T19">0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quinze centièmes de 200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30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trois demis de 12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20">18</text:span></text:span></text:p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74"><text:span text:style-name="_5f_Caractères">L</text:span>es douze douzièmes de 3 500.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P21"><text:span text:style-name="_5f_pointillés_20_gris"><text:span text:style-name="T19">3 </text:span></text:span><text:span text:style-name="_5f_pointillés_20_gris"><text:span text:style-name="T20">50</text:span></text:span><text:span text:style-name="_5f_pointillés_20_gris"><text:span text:style-name="T19">0</text:span></text:span></text:p>
          </table:table-cell>
        </table:table-row>
      </table:table>
      <text:list text:continue-numbering="true" text:style-name="_5f_Numérotation_20_des_20_exercices">
        <text:list-item>
          <text:h text:style-name="P78" text:outline-level="1"><text:span text:style-name="_5f_Caractères">Calcule avec la méthode de ton choix et écris le résultat sous la forme d'un nombre décimal.</text:span></text:h>
          <text:list>
            <text:list-item>
              <text:p text:style-name="P73"><text:span text:style-name="_5f_Caractères"><draw:frame draw:style-name="fr4" draw:name="Objet107" text:anchor-type="as-char" svg:y="-0.534cm" svg:width="0.517cm" svg:height="0.87cm" draw:z-index="15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<text:s/>× 6 <text:s/>= </text:span><text:span text:style-name="_5f_pointillés_20_gris"><draw:frame draw:style-name="fr3" draw:name="Objet59" text:anchor-type="as-char" svg:width="4.898cm" svg:height="0.873cm" draw:z-index="158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item>
            <text:list-item>
              <text:p text:style-name="P73"><text:span text:style-name="_5f_Caractères"><draw:frame draw:style-name="fr4" draw:name="Objet113" text:anchor-type="as-char" svg:y="-0.534cm" svg:width="0.517cm" svg:height="0.87cm" draw:z-index="5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<text:s/>× 9 <text:s/>= </text:span><text:span text:style-name="_5f_pointillés_20_gris"><draw:frame draw:style-name="fr3" draw:name="Objet60" text:anchor-type="as-char" svg:width="4.449cm" svg:height="0.873cm" draw:z-index="15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  <text:list-item>
              <text:p text:style-name="P73"><text:span text:style-name="_5f_Caractères"><draw:frame draw:style-name="fr4" draw:name="Objet114" text:anchor-type="as-char" svg:y="-0.534cm" svg:width="0.293cm" svg:height="0.87cm" draw:z-index="13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<text:s/>× 2 <text:s/>= </text:span><text:span text:style-name="_5f_pointillés_20_gris"><draw:frame draw:style-name="fr3" draw:name="Objet61" text:anchor-type="as-char" svg:width="3.775cm" svg:height="0.873cm" draw:z-index="15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/text:list-item>
            <text:list-item>
              <text:p text:style-name="P73"><text:span text:style-name="_5f_Caractères"><draw:frame draw:style-name="fr4" draw:name="Objet116" text:anchor-type="as-char" svg:y="-0.534cm" svg:width="0.293cm" svg:height="0.87cm" draw:z-index="14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<text:s/>× 2,4 <text:s/>= </text:span><text:span text:style-name="_5f_pointillés_20_gris"><draw:frame draw:style-name="fr3" draw:name="Objet62" text:anchor-type="as-char" svg:width="3.083cm" svg:height="0.873cm" draw:z-index="14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</text:list-item>
            <text:list-item>
              <text:p text:style-name="P73"><text:span text:style-name="_5f_Caractères"><draw:frame draw:style-name="fr4" draw:name="Objet117" text:anchor-type="as-char" svg:y="-0.534cm" svg:width="0.293cm" svg:height="0.87cm" draw:z-index="1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<text:s/>× 2,8 <text:s/>= </text:span><text:span text:style-name="_5f_pointillés_20_gris"><draw:frame draw:style-name="fr3" draw:name="Objet68" text:anchor-type="as-char" svg:width="3.083cm" svg:height="0.873cm" draw:z-index="14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  </text:list-item>
          </text:list>
        </text:list-item>
        <text:list-item>
          <text:h text:style-name="P86" text:outline-level="1"><text:span text:style-name="_5f_Caractères">Complète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3"/>
        <table:table-row table:style-name="Tableau10.1">
          <table:table-cell table:style-name="Tableau10.A1" office:value-type="string">
            <text:h text:style-name="_5f_Tableau_5f_Centré" text:outline-level="1"><draw:g text:anchor-type="paragraph" draw:z-index="56" draw:name="Forme15" draw:style-name="gr20"><draw:ellipse draw:style-name="gr21" draw:text-style-name="P106" svg:width="1.456cm" svg:height="0.669cm" svg:x="6.047cm" svg:y="0.428cm" draw:kind="arc" draw:start-angle="269.81" draw:end-angle="89.73"><text:p/></draw:ellipse><draw:ellipse draw:style-name="gr22" draw:text-style-name="P108" svg:width="1.401cm" svg:height="1.114cm" svg:x="7.331cm" svg:y="0.208cm"><text:p text:style-name="P107"><text:span text:style-name="T79"> <text:s text:c="2"/></text:span></text:p></draw:ellipse></draw:g><draw:frame draw:style-name="fr5" draw:name="Objet247" text:anchor-type="paragraph" svg:x="7.982cm" svg:y="0.34cm" svg:width="0.293cm" svg:height="0.87cm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_5f_Caractères">15</text:span></text:h>
          </table:table-cell>
          <table:table-cell table:style-name="Tableau10.A1" office:value-type="string">
            <text:h text:style-name="_5f_Tableau_5f_Centré" text:outline-level="1"><text:span text:style-name="_5f_Caractères">7</text:span></text:h>
          </table:table-cell>
          <table:table-cell table:style-name="Tableau10.A1" office:value-type="string">
            <text:h text:style-name="_5f_Tableau_5f_Centré" text:outline-level="1"><text:span text:style-name="_5f_Caractères">67</text:span></text:h>
          </table:table-cell>
          <table:table-cell table:style-name="Tableau10.A1" office:value-type="string">
            <text:h text:style-name="_5f_Tableau_5f_Centré" text:outline-level="1"><text:span text:style-name="_5f_Caractères">12,8</text:span></text:h>
          </table:table-cell>
          <table:table-cell table:style-name="Tableau10.E1" office:value-type="string">
            <text:h text:style-name="_5f_Tableau_5f_Centré" text:outline-level="1"><text:span text:style-name="_5f_Caractères">1,6</text:span></text:h>
          </table:table-cell>
        </table:table-row>
        <table:table-row table:style-name="Tableau10.2">
          <table:table-cell table:style-name="Tableau10.A2" office:value-type="float" office:value="9">
            <text:p text:style-name="P22">9</text:p>
          </table:table-cell>
          <table:table-cell table:style-name="Tableau10.A2" office:value-type="float" office:value="4.2">
            <text:p text:style-name="P23">4,2</text:p>
          </table:table-cell>
          <table:table-cell table:style-name="Tableau10.A2" office:value-type="float" office:value="40.2">
            <text:p text:style-name="P22">40,2</text:p>
          </table:table-cell>
          <table:table-cell table:style-name="Tableau10.A2" office:value-type="float" office:value="7.68">
            <text:p text:style-name="P22">7,68</text:p>
          </table:table-cell>
          <table:table-cell table:style-name="Tableau10.E2" office:value-type="float" office:value="0.96">
            <text:p text:style-name="P22">0,96</text:p>
          </table:table-cell>
        </table:table-row>
      </table:table>
      <text:list text:continue-numbering="true" text:style-name="_5f_Numérotation_20_des_20_exercices">
        <text:list-item>
          <text:h text:style-name="P86" text:outline-level="1"><text:span text:style-name="_5f_Caractères">Complète.</text:span></text:h>
        </text:list-item>
      </text:list>
      <table:table table:name="Tableau13" table:style-name="Tableau13">
        <table:table-column table:style-name="Tableau13.A"/>
        <table:table-column table:style-name="Tableau13.B" table:number-columns-repeated="8"/>
        <table:table-row table:style-name="Tableau13.1">
          <table:table-cell table:style-name="Tableau13.A1" office:value-type="string">
            <text:h text:style-name="_5f_Tableau_5f_Centré_5f_Gras" text:outline-level="1"><text:span text:style-name="_5f_Caractères">Fraction</text:span></text:h>
            <text:h text:style-name="_5f_Tableau_5f_Centré_5f_Gras" text:outline-level="1"><text:span text:style-name="_5f_Caractères">d'heure</text:span></text:h>
          </table:table-cell>
          <table:table-cell table:style-name="Tableau13.B1" office:value-type="string">
            <text:h text:style-name="_5f_Tableau_5f_Centré" text:outline-level="1"><text:span text:style-name="_5f_Caractères"><draw:frame draw:style-name="fr4" draw:name="Objet197" text:anchor-type="as-char" svg:y="-0.534cm" svg:width="0.293cm" svg:height="0.87cm" draw:z-index="13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au13.C1" office:value-type="string">
            <text:h text:style-name="_5f_Tableau_5f_Centré" text:outline-level="1"><text:span text:style-name="_5f_Caractères"><draw:frame draw:style-name="fr4" draw:name="Objet198" text:anchor-type="as-char" svg:y="-0.534cm" svg:width="0.293cm" svg:height="0.87cm" draw:z-index="13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au13.D1" office:value-type="string">
            <text:h text:style-name="_5f_Tableau_5f_Centré" text:outline-level="1"><text:span text:style-name="_5f_Caractères"><draw:frame draw:style-name="fr4" draw:name="Objet199" text:anchor-type="as-char" svg:y="-0.534cm" svg:width="0.293cm" svg:height="0.87cm" draw:z-index="13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h>
          </table:table-cell>
          <table:table-cell table:style-name="Tableau13.E1" office:value-type="string">
            <text:h text:style-name="_5f_Tableau_5f_Centré" text:outline-level="1"><text:span text:style-name="_5f_Caractères"><draw:frame draw:style-name="fr4" draw:name="Objet2001" text:anchor-type="as-char" svg:y="-0.534cm" svg:width="0.293cm" svg:height="0.87cm" draw:z-index="10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h>
          </table:table-cell>
          <table:table-cell table:style-name="Tableau13.F1" office:value-type="string">
            <text:h text:style-name="_5f_Tableau_5f_Centré" text:outline-level="1"><text:span text:style-name="_5f_Caractères"><draw:frame draw:style-name="fr4" draw:name="Objet2011" text:anchor-type="as-char" svg:y="-0.534cm" svg:width="0.293cm" svg:height="0.87cm" draw:z-index="9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h>
          </table:table-cell>
          <table:table-cell table:style-name="Tableau13.G1" office:value-type="string">
            <text:h text:style-name="_5f_Tableau_5f_Centré" text:outline-level="1"><text:span text:style-name="_5f_Caractères"><draw:frame draw:style-name="fr4" draw:name="Objet2021" text:anchor-type="as-char" svg:y="-0.534cm" svg:width="0.293cm" svg:height="0.87cm" draw:z-index="7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h>
          </table:table-cell>
          <table:table-cell table:style-name="Tableau13.H1" office:value-type="string">
            <text:h text:style-name="_5f_Tableau_5f_Centré" text:outline-level="1"><text:span text:style-name="_5f_Caractères"><draw:frame draw:style-name="fr4" draw:name="Objet2031" text:anchor-type="as-char" svg:y="-0.534cm" svg:width="0.517cm" svg:height="0.87cm" draw:z-index="69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h>
          </table:table-cell>
          <table:table-cell table:style-name="Tableau13.I1" office:value-type="string">
            <text:h text:style-name="_5f_Tableau_5f_Centré" text:outline-level="1"><text:span text:style-name="_5f_Caractères"><draw:frame draw:style-name="fr4" draw:name="Objet2041" text:anchor-type="as-char" svg:y="-0.534cm" svg:width="0.517cm" svg:height="0.87cm" draw:z-index="6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h>
          </table:table-cell>
        </table:table-row>
        <table:table-row table:style-name="Tableau13.2">
          <table:table-cell table:style-name="Tableau13.A2" office:value-type="string">
            <text:h text:style-name="_5f_Tableau_5f_Centré_5f_Gras" text:outline-level="1"><text:span text:style-name="_5f_Caractères">Nombre <text:s/>de minutes</text:span></text:h>
          </table:table-cell>
          <table:table-cell table:style-name="Tableau13.B2" office:value-type="float" office:value="30">
            <text:p text:style-name="P20">30</text:p>
          </table:table-cell>
          <table:table-cell table:style-name="Tableau13.C2" office:value-type="float" office:value="20">
            <text:p text:style-name="P19">20</text:p>
          </table:table-cell>
          <table:table-cell table:style-name="Tableau13.D2" office:value-type="float" office:value="40">
            <text:p text:style-name="P19">40</text:p>
          </table:table-cell>
          <table:table-cell table:style-name="Tableau13.E2" office:value-type="float" office:value="15">
            <text:p text:style-name="P19">15</text:p>
          </table:table-cell>
          <table:table-cell table:style-name="Tableau13.F2" office:value-type="float" office:value="45">
            <text:p text:style-name="P19">45</text:p>
          </table:table-cell>
          <table:table-cell table:style-name="Tableau13.G2" office:value-type="float" office:value="24">
            <text:p text:style-name="P19">24</text:p>
          </table:table-cell>
          <table:table-cell table:style-name="Tableau13.H2" office:value-type="float" office:value="18">
            <text:p text:style-name="P19">18</text:p>
          </table:table-cell>
          <table:table-cell table:style-name="Tableau13.I2" office:value-type="float" office:value="35">
            <text:p text:style-name="P19">35</text:p>
          </table:table-cell>
        </table:table-row>
        <table:table-row table:style-name="Tableau13.3">
          <table:table-cell table:style-name="Tableau13.A3" office:value-type="string">
            <text:h text:style-name="_5f_Tableau_5f_Centré_5f_Gras" text:outline-level="1"><text:span text:style-name="_5f_Caractères"/></text:h>
          </table:table-cell>
          <table:table-cell table:style-name="Tableau13.B3" office:value-type="string">
            <text:h text:style-name="_5f_Tableau_5f_Centré" text:outline-level="1"><text:span text:style-name="_5f_Caractères"/></text:h>
          </table:table-cell>
          <table:table-cell table:style-name="Tableau13.C3" office:value-type="string">
            <text:h text:style-name="_5f_Tableau_5f_Centré" text:outline-level="1"><text:span text:style-name="_5f_Caractères"/></text:h>
          </table:table-cell>
          <table:table-cell table:style-name="Tableau13.D3" office:value-type="string">
            <text:h text:style-name="_5f_Tableau_5f_Centré" text:outline-level="1"><text:span text:style-name="_5f_Caractères"/></text:h>
          </table:table-cell>
          <table:table-cell table:style-name="Tableau13.E3" office:value-type="string">
            <text:h text:style-name="_5f_Tableau_5f_Centré" text:outline-level="1"><text:span text:style-name="_5f_Caractères"/></text:h>
          </table:table-cell>
          <table:table-cell table:style-name="Tableau13.F3" office:value-type="string">
            <text:h text:style-name="_5f_Tableau_5f_Centré" text:outline-level="1"><text:span text:style-name="_5f_Caractères"/></text:h>
          </table:table-cell>
          <table:table-cell table:style-name="Tableau13.G3" office:value-type="string">
            <text:h text:style-name="_5f_Tableau_5f_Centré" text:outline-level="1"><text:span text:style-name="_5f_Caractères"/></text:h>
          </table:table-cell>
          <table:table-cell table:style-name="Tableau13.H3" office:value-type="string">
            <text:h text:style-name="_5f_Tableau_5f_Centré" text:outline-level="1"><text:span text:style-name="_5f_Caractères"/></text:h>
          </table:table-cell>
          <table:table-cell table:style-name="Tableau13.I3" office:value-type="string">
            <text:h text:style-name="_5f_Tableau_5f_Centré" text:outline-level="1"><text:span text:style-name="_5f_Caractères"/></text:h>
          </table:table-cell>
        </table:table-row>
        <table:table-row table:style-name="Tableau13.4">
          <table:table-cell table:style-name="Tableau13.A1" office:value-type="string">
            <text:h text:style-name="_5f_Tableau_5f_Centré_5f_Gras" text:outline-level="1"><text:span text:style-name="_5f_Caractères">Fraction <text:s/>de journée</text:span></text:h>
          </table:table-cell>
          <table:table-cell table:style-name="Tableau13.B4" office:value-type="string">
            <text:h text:style-name="_5f_Tableau_5f_Centré" text:outline-level="1"><text:span text:style-name="_5f_Caractères"><draw:frame draw:style-name="fr4" draw:name="Objet2051" text:anchor-type="as-char" svg:y="-0.534cm" svg:width="0.293cm" svg:height="0.87cm" draw:z-index="7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h>
          </table:table-cell>
          <table:table-cell table:style-name="Tableau13.C4" office:value-type="string">
            <text:h text:style-name="_5f_Tableau_5f_Centré" text:outline-level="1"><text:span text:style-name="_5f_Caractères"><draw:frame draw:style-name="fr3" draw:name="Objet69" text:anchor-type="as-char" svg:width="0.497cm" svg:height="0.873cm" draw:z-index="8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h>
          </table:table-cell>
          <table:table-cell table:style-name="Tableau13.D4" office:value-type="string">
            <text:h text:style-name="_5f_Tableau_5f_Centré" text:outline-level="1"><text:span text:style-name="_5f_Caractères"><draw:frame draw:style-name="fr4" draw:name="Objet206" text:anchor-type="as-char" svg:y="-0.534cm" svg:width="0.293cm" svg:height="0.87cm" draw:z-index="8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    </table:table-cell>
          <table:table-cell table:style-name="Tableau13.E4" office:value-type="string">
            <text:h text:style-name="_5f_Tableau_5f_Centré" text:outline-level="1"><text:span text:style-name="_5f_Caractères"><draw:frame draw:style-name="fr3" draw:name="Objet70" text:anchor-type="as-char" svg:width="0.497cm" svg:height="0.873cm" draw:z-index="8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h>
          </table:table-cell>
          <table:table-cell table:style-name="Tableau13.F4" office:value-type="string">
            <text:h text:style-name="_5f_Tableau_5f_Centré" text:outline-level="1"><text:span text:style-name="_5f_Caractères"><draw:frame draw:style-name="fr3" draw:name="Objet71" text:anchor-type="as-char" svg:width="0.497cm" svg:height="0.873cm" draw:z-index="10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h>
          </table:table-cell>
          <table:table-cell table:style-name="Tableau13.G4" office:value-type="string">
            <text:h text:style-name="_5f_Tableau_5f_Centré" text:outline-level="1"><text:span text:style-name="_5f_Caractères"><draw:frame draw:style-name="fr4" draw:name="Objet207" text:anchor-type="as-char" svg:y="-0.534cm" svg:width="0.293cm" svg:height="0.87cm" draw:z-index="1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h>
          </table:table-cell>
          <table:table-cell table:style-name="Tableau13.H4" office:value-type="string">
            <text:h text:style-name="_5f_Tableau_5f_Centré" text:outline-level="1"><text:span text:style-name="_5f_Caractères"><draw:frame draw:style-name="fr3" draw:name="Objet72" text:anchor-type="as-char" svg:width="0.497cm" svg:height="0.873cm" draw:z-index="11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h>
          </table:table-cell>
          <table:table-cell table:style-name="Tableau13.I4" office:value-type="string">
            <text:h text:style-name="_5f_Tableau_5f_Centré" text:outline-level="1"><text:span text:style-name="_5f_Caractères"><draw:frame draw:style-name="fr4" draw:name="Objet2081" text:anchor-type="as-char" svg:y="-0.534cm" svg:width="0.293cm" svg:height="0.87cm" draw:z-index="12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h>
          </table:table-cell>
        </table:table-row>
        <table:table-row table:style-name="Tableau13.5">
          <table:table-cell table:style-name="Tableau13.A2" office:value-type="string">
            <text:h text:style-name="_5f_Tableau_5f_Centré_5f_Gras" text:outline-level="1"><text:span text:style-name="_5f_Caractères">Nombre d'heures</text:span></text:h>
          </table:table-cell>
          <table:table-cell table:style-name="Tableau13.B5" office:value-type="string">
            <text:p text:style-name="P24"><text:span text:style-name="_5f_pointillés_20_gris"><text:span text:style-name="T23">3</text:span></text:span></text:p>
          </table:table-cell>
          <table:table-cell table:style-name="Tableau13.C5" office:value-type="string">
            <text:h text:style-name="_5f_Tableau_5f_Centré" text:outline-level="1"><text:span text:style-name="_5f_Caractères"><text:span text:style-name="T18">4</text:span></text:span></text:h>
          </table:table-cell>
          <table:table-cell table:style-name="Tableau13.D5" office:value-type="string">
            <text:h text:style-name="_5f_Tableau_5f_Centré" text:outline-level="1"><text:span text:style-name="_5f_Caractères"><text:span text:style-name="T18">6</text:span></text:span></text:h>
          </table:table-cell>
          <table:table-cell table:style-name="Tableau13.E5" office:value-type="string">
            <text:h text:style-name="_5f_Tableau_5f_Centré" text:outline-level="1"><text:span text:style-name="_5f_Caractères"><text:span text:style-name="T18">8</text:span></text:span></text:h>
          </table:table-cell>
          <table:table-cell table:style-name="Tableau13.F5" office:value-type="string">
            <text:h text:style-name="_5f_Tableau_5f_Centré" text:outline-level="1"><text:span text:style-name="_5f_Caractères"><text:span text:style-name="T18">12</text:span></text:span></text:h>
          </table:table-cell>
          <table:table-cell table:style-name="Tableau13.G5" office:value-type="string">
            <text:p text:style-name="P24"><text:span text:style-name="_5f_pointillés_20_gris"><text:span text:style-name="T23">16</text:span></text:span></text:p>
          </table:table-cell>
          <table:table-cell table:style-name="Tableau13.H5" office:value-type="string">
            <text:h text:style-name="_5f_Tableau_5f_Centré" text:outline-level="1"><text:span text:style-name="_5f_Caractères"><text:span text:style-name="T18">18</text:span></text:span></text:h>
          </table:table-cell>
          <table:table-cell table:style-name="Tableau13.I5" office:value-type="string">
            <text:p text:style-name="P24"><text:span text:style-name="_5f_pointillés_20_gris"><text:span text:style-name="T23">36</text:span></text:span></text:p>
          </table:table-cell>
        </table:table-row>
      </table:table>
      <text:list xml:id="list202809841497181" text:continue-numbering="true" text:style-name="_5f_Numérotation_20_des_20_exercices">
        <text:list-item>
          <text:h text:style-name="P86" text:outline-level="1"><text:span text:style-name="_5f_Caractères">Le tarif plein d'une place de cinéma s’élève à 8,40 €. Les enfants de moins de 8 ans ne paient que les deux tiers de ce tarif. Combien coûte la place de Tony, qui vient d'avoir 7 ans ?</text:span></text:h>
        </text:list-item>
      </text:list>
      <text:list xml:id="list654957338" text:style-name="_5f_Numérotation_20_des_20_exercices_20_livrets">
        <text:list-header>
          <text:h text:style-name="P79" text:outline-level="1"><text:span text:style-name="T57">Calcul du prix de l</text:span>a place de Tony<text:span text:style-name="T57"> </text:span>:</text:h>
        </text:list-header>
      </text:list>
      <text:p text:style-name="P15"><text:span text:style-name="_5f_pointillés_20_gris"><draw:frame draw:style-name="fr2" draw:name="Objet92" text:anchor-type="as-char" svg:y="-0.538cm" svg:width="5.78cm" svg:height="0.873cm" draw:z-index="12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5"><text:span text:style-name="_5f_pointillés_20_gris"><text:span text:style-name="T21">La place de Tony coûte 5,60 €.</text:span></text:span></text:p>
      <text:list xml:id="list202810610906861" text:continue-list="list202809841497181" text:style-name="_5f_Numérotation_20_des_20_exercices">
        <text:list-item>
          <text:h text:style-name="P86" text:outline-level="1"><text:span text:style-name="_5f_Caractères">Dans la ferme de Papy Marcel, le laitier passe quatre jours sur cinq. Combien de jours dans l'année le laitier n'est‑il pas passé chez Papy Marcel ? </text:span></text:h>
        </text:list-item>
      </text:list>
      <text:list xml:id="list202811047269621" text:continue-list="list654957338" text:style-name="_5f_Numérotation_20_des_20_exercices_20_livrets">
        <text:list-header>
          <text:h text:style-name="P80" text:outline-level="1"><text:span text:style-name="T57">Calcul du</text:span> nombre de jours <text:span text:style-name="T57">où le</text:span> laitier <text:span text:style-name="T57">n’est pas passé </text:span>chez <text:span text:style-name="T58">P</text:span>apy <text:span text:style-name="T57">Marcel</text:span> dans l'année :</text:h>
          <text:p text:style-name="P60"><draw:frame draw:style-name="fr2" draw:name="Objet93" text:anchor-type="as-char" svg:y="-0.538cm" svg:width="5.738cm" svg:height="0.873cm" draw:z-index="12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header>
      </text:list>
      <text:p text:style-name="P17"><text:span text:style-name="_5f_pointillés_20_gris"><text:span text:style-name="T26">Il n'</text:span></text:span><text:span text:style-name="_5f_pointillés_20_gris"><text:span text:style-name="T27">y </text:span></text:span><text:span text:style-name="_5f_pointillés_20_gris"><text:span text:style-name="T26">est donc pas passé 73 jours dans l'année.</text:span></text:span></text:p>
      <text:list text:continue-list="list202810610906861" text:style-name="_5f_Numérotation_20_des_20_exercices">
        <text:list-item>
          <text:h text:style-name="P86" text:outline-level="1"><text:span text:style-name="_5f_Caractères">On remplit un verre de 30 cL avec :<text:line-break/></text:span><text:span text:style-name="_5f_Caractères"><draw:frame draw:style-name="fr4" draw:name="Objet226" text:anchor-type="as-char" svg:y="-0.534cm" svg:width="0.293cm" svg:height="0.87cm" draw:z-index="6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 de jus d'orange, </text:span><text:span text:style-name="_5f_Caractères"><draw:frame draw:style-name="fr4" draw:name="Objet227" text:anchor-type="as-char" svg:y="-0.534cm" svg:width="0.517cm" svg:height="0.87cm" draw:z-index="6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de jus de raisin, </text:span><text:span text:style-name="_5f_Caractères"><draw:frame draw:style-name="fr4" draw:name="Objet228" text:anchor-type="as-char" svg:y="-0.534cm" svg:width="0.293cm" svg:height="0.87cm" draw:z-index="6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<text:s/>de jus de pomme et du jus de mangue.</text:span></text:h>
          <text:list>
            <text:list-item>
              <text:p text:style-name="P74"><text:span text:style-name="_5f_Caractères">Calcule la quantité de jus d’orange, de jus de pomme et de raisin contenu</text:span><text:span text:style-name="_5f_Caractères"><text:span text:style-name="T9">e</text:span></text:span><text:span text:style-name="_5f_Caractères"> dans le verre.</text:span></text:p>
              <text:p text:style-name="P75"><text:span text:style-name="_5f_Caractères"><text:span text:style-name="T59">Calcul de la quantité de :</text:span></text:span></text:p>
              <text:list>
                <text:list-item>
                  <text:h text:style-name="P81" text:outline-level="1"><text:span text:style-name="T14">J</text:span><text:span text:style-name="T13">us d'orange : </text:span><text:span text:style-name="T13"><draw:frame draw:style-name="fr3" draw:name="Objet95" text:anchor-type="as-char" svg:width="4.604cm" svg:height="0.873cm" draw:z-index="8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3">.</text:span></text:h>
                </text:list-item>
                <text:list-item>
                  <text:h text:style-name="P81" text:outline-level="1"><text:span text:style-name="T14">J</text:span><text:span text:style-name="T13">us d</text:span><text:span text:style-name="T14">e </text:span><text:span text:style-name="T13">r</text:span><text:span text:style-name="T14">aisin</text:span><text:span text:style-name="T13"> : </text:span><text:span text:style-name="T13"><draw:frame draw:style-name="fr3" draw:name="Objet8" text:anchor-type="as-char" svg:width="4.83cm" svg:height="0.873cm" draw:z-index="10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3">.</text:span></text:h>
                </text:list-item>
                <text:list-item>
                  <text:h text:style-name="P81" text:outline-level="1"><text:span text:style-name="T17">Jus de pomme :</text:span><text:span text:style-name="T13"><draw:frame draw:style-name="fr3" draw:name="Objet79" text:anchor-type="as-char" svg:width="4.83cm" svg:height="0.873cm" draw:z-index="10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7">.</text:span></text:h>
                  <text:h text:style-name="P82" text:outline-level="1"><text:span text:style-name="_5f_Caractères_5f_correction">Dans le verre, il y a : 5 cL de jus d’orange, 9 cL de jus de raisin et 12 cL de jus de pomme.</text:span></text:h>
                </text:list-item>
              </text:list>
            </text:list-item>
            <text:list-item>
              <text:p text:style-name="P74"><text:span text:style-name="_5f_Caractères">Calcule la quantité de jus de mangue de deux façon</text:span><text:span text:style-name="_5f_Caractères"><text:span text:style-name="T9">s</text:span></text:span><text:span text:style-name="_5f_Caractères"> différentes.</text:span></text:p>
              <text:list>
                <text:list-header>
                  <text:p text:style-name="P61"><text:span text:style-name="T14">Calcul de la quantité de jus de mangue </text:span><text:span text:style-name="T13">:<text:line-break/></text:span><text:span text:style-name="T14">Méthode 1 : </text:span></text:p>
                  <text:p text:style-name="P62"><text:span text:style-name="T13">30 </text:span><text:span text:style-name="T61">−</text:span><text:span text:style-name="T13"> (5 </text:span><text:span text:style-name="T16">+</text:span><text:span text:style-name="T13"> 9 </text:span><text:span text:style-name="T16">+</text:span><text:span text:style-name="T13"> 12 ) </text:span><text:span text:style-name="T62">=</text:span><text:span text:style-name="T13"> 30 </text:span><text:span text:style-name="T61">−</text:span><text:span text:style-name="T13"> 26 </text:span><text:span text:style-name="T62">=</text:span><text:span text:style-name="T13"> 4.</text:span></text:p>
                  <text:p text:style-name="P66">Dans le verre, il y a 4 cL de jus de mangue.</text:p>
                  <text:p text:style-name="P61"><text:span text:style-name="_5f_pointillés_20_gris"><text:span text:style-name="T29">Méthode 2 : </text:span></text:span></text:p>
                  <text:p text:style-name="P67"><draw:frame draw:style-name="fr2" draw:name="Objet10" text:anchor-type="as-char" svg:y="-0.534cm" svg:width="7.696cm" svg:height="0.87cm" draw:z-index="10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      <text:p text:style-name="P67"><draw:frame draw:style-name="fr2" draw:name="Objet11" text:anchor-type="as-char" svg:y="-0.534cm" svg:width="2.286cm" svg:height="0.87cm" draw:z-index="10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      <text:p text:style-name="P66"><text:span text:style-name="_5f_Caractères_5f_correction">Dans le verre, il y a 4 cL de jus de mangue.</text:span></text:p>
                </text:list-header>
              </text:list>
            </text:list-item>
          </text:list>
        </text:list-item>
        <text:list-item>
          <text:h text:style-name="P87" text:outline-level="1"><draw:g text:anchor-type="paragraph" draw:z-index="59" draw:name="Forme14" draw:style-name="gr14"><draw:ellipse draw:style-name="gr15" draw:text-style-name="P100" svg:width="3.005cm" svg:height="2.985cm" svg:x="5.965cm" svg:y="0.434cm" draw:kind="section" draw:start-angle="44.97" draw:end-angle="90.1"><text:p/></draw:ellipse><draw:ellipse draw:style-name="gr16" draw:text-style-name="P101" svg:width="3.001cm" svg:height="2.985cm" svg:x="5.964cm" svg:y="0.434cm" draw:kind="section" draw:start-angle="90.1" draw:end-angle="179.9"><text:p/></draw:ellipse><draw:line draw:style-name="gr17" draw:text-style-name="P102" svg:x1="7.463cm" svg:y1="1.923cm" svg:x2="7.463cm" svg:y2="0.433cm"><text:p/></draw:line><draw:line draw:style-name="gr17" draw:text-style-name="P102" svg:x1="7.463cm" svg:y1="1.926cm" svg:x2="8.525cm" svg:y2="0.871cm"><text:p/></draw:line><draw:ellipse draw:style-name="gr17" draw:text-style-name="P102" svg:width="3.001cm" svg:height="2.985cm" svg:x="5.964cm" svg:y="0.434cm" draw:kind="arc" draw:start-angle="0.09" draw:end-angle="179.87"><text:p/></draw:ellipse><draw:frame draw:style-name="gr18" draw:text-style-name="P103" svg:width="1.53cm" svg:height="0.414cm" svg:x="6.442cm" svg:y="1.123cm"><draw:text-box><text:p text:style-name="P96"><text:span text:style-name="T78">Maïs</text:span></text:p></draw:text-box></draw:frame><draw:frame draw:style-name="gr18" draw:text-style-name="P103" svg:width="0.735cm" svg:height="0.414cm" svg:x="7.59cm" svg:y="0.769cm"><draw:text-box><text:p text:style-name="P96"><text:span text:style-name="T78">Blé</text:span></text:p></draw:text-box></draw:frame><draw:frame draw:style-name="gr18" draw:text-style-name="P103" svg:width="0.971cm" svg:height="0.414cm" svg:x="7.895cm" svg:y="1.42cm"><draw:text-box><text:p text:style-name="P96"><text:span text:style-name="T78">Orge</text:span></text:p></draw:text-box></draw:frame><draw:rect draw:style-name="gr19" draw:text-style-name="P104" svg:width="0.152cm" svg:height="0.152cm" svg:x="7.313cm" svg:y="1.776cm"><text:p/></draw:rect><draw:ellipse draw:style-name="gr17" draw:text-style-name="P105" svg:width="0.484cm" svg:height="0.444cm" draw:transform="skewX (-0.413119433947058) rotate (-2.56668119798286) translate (7.95690277777778cm 1.54693055555556cm)" draw:kind="arc" draw:start-angle="130.72" draw:end-angle="243.43"><text:p/></draw:ellipse><draw:ellipse draw:style-name="gr17" draw:text-style-name="P105" svg:width="0.348cm" svg:height="0.332cm" svg:x="7.491cm" svg:y="1.683cm" draw:kind="arc" draw:start-angle="328.65" draw:end-angle="79.73"><text:p/></draw:ellipse><draw:line draw:style-name="gr17" draw:text-style-name="P102" svg:x1="5.969cm" svg:y1="1.927cm" svg:x2="8.968cm" svg:y2="1.927cm"><text:p/></draw:line></draw:g><text:soft-page-break/><text:span text:style-name="_5f_Caractères">Sur ce diagramme <text:s/>semi-circulaire, on peut voir la répartition des plantes cultivées par M. Eugène sur ses 140 hectares. </text:span></text:h>
        </text:list-item>
      </text:list>
      <text:h text:style-name="_5f_Paragraphe" text:outline-level="1"><text:span text:style-name="_5f_Caractères">Combien d'hectares sont occupés par </text:span></text:h>
      <text:section text:style-name="Sect1" text:name="Section11">
        <text:list xml:id="list202809858010784" text:continue-numbering="true" text:style-name="_5f_Numérotation_20_des_20_exercices">
          <text:list-item>
            <text:list>
              <text:list-item>
                <text:p text:style-name="P74"><text:span text:style-name="_5f_Caractères">du maïs ?</text:span></text:p>
              </text:list-item>
              <text:list-item>
                <text:p text:style-name="P74"><text:span text:style-name="_5f_Caractères">du blé ?</text:span></text:p>
              </text:list-item>
              <text:list-item>
                <text:p text:style-name="P74"><text:span text:style-name="_5f_Caractères">De l'orge ?</text:span></text:p>
              </text:list-item>
            </text:list>
          </text:list-item>
        </text:list>
      </text:section>
      <text:list xml:id="list202809949358960" text:continue-list="list202811047269621" text:style-name="_5f_Numérotation_20_des_20_exercices_20_livrets">
        <text:list-item>
          <text:list>
            <text:list-header>
              <text:p text:style-name="P69"><text:span text:style-name="T65">Le maïs : </text:span><text:span text:style-name="T65"><draw:frame draw:style-name="fr2" draw:name="Objet101" text:anchor-type="as-char" svg:y="-0.534cm" svg:width="3.759cm" svg:height="0.87cm" draw:z-index="11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      <text:p text:style-name="P70"><text:span text:style-name="T65">Le blé e</text:span><text:span text:style-name="T66">t l’orge :</text:span><text:span text:style-name="T65"> </text:span><text:span text:style-name="T65"><draw:frame draw:style-name="fr2" draw:name="Objet80" text:anchor-type="as-char" svg:y="-0.534cm" svg:width="3.759cm" svg:height="0.87cm" draw:z-index="111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  </text:list-header>
          </text:list>
        </text:list-item>
      </text:list>
      <text:p text:style-name="P17"><text:span text:style-name="_5f_pointillés_20_gris"><text:span text:style-name="T24">L'orge </text:span></text:span><text:span text:style-name="_5f_pointillés_20_gris"><text:span text:style-name="T25">et le blé</text:span></text:span><text:span text:style-name="_5f_pointillés_20_gris"><text:span text:style-name="T24"> occupe</text:span></text:span><text:span text:style-name="_5f_pointillés_20_gris"><text:span text:style-name="T25">nt chacun</text:span></text:span><text:span text:style-name="_5f_pointillés_20_gris"><text:span text:style-name="T24"> 35 ha </text:span></text:span><text:span text:style-name="_5f_pointillés_20_gris"><text:span text:style-name="T25">et le maïs, 70 ha</text:span></text:span><text:span text:style-name="_5f_pointillés_20_gris"><text:span text:style-name="T24">.</text:span></text:span></text:p>
      <text:list xml:id="list202810808443615" text:continue-list="list202809858010784" text:style-name="_5f_Numérotation_20_des_20_exercices">
        <text:list-item>
          <text:h text:style-name="P86" text:outline-level="1"><text:span text:style-name="_5f_Caractères">Dans le clapier du père Louis, il y a 24 lapins.</text:span></text:h>
        </text:list-item>
      </text:list>
      <text:h text:style-name="_5f_Paragraphe" text:outline-level="1"><text:span text:style-name="_5f_Caractères"><draw:frame draw:style-name="fr4" draw:name="Objet229" text:anchor-type="as-char" svg:y="-0.534cm" svg:width="0.293cm" svg:height="0.87cm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de ces lapins sont des femelles ;</text:span></text:h>
      <text:h text:style-name="_5f_Paragraphe" text:outline-level="1"><text:span text:style-name="_5f_Caractères"><draw:frame draw:style-name="fr4" draw:name="Objet230" text:anchor-type="as-char" svg:y="-0.534cm" svg:width="0.293cm" svg:height="0.87cm" draw:z-index="6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de ces femelles sont blanches, les autres grises ;</text:span></text:h>
      <text:h text:style-name="_5f_Paragraphe" text:outline-level="1"><text:span text:style-name="_5f_Caractères"><draw:frame draw:style-name="fr4" draw:name="Objet2311" text:anchor-type="as-char" svg:y="-0.534cm" svg:width="0.293cm" svg:height="0.87cm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des mâles sont gris, les autres blancs.</text:span></text:h>
      <text:h text:style-name="P14" text:outline-level="1"><text:span text:style-name="_5f_Caractères">Combien de lapins blancs y a‑t‑il en tout ?</text:span></text:h>
      <text:h text:style-name="P16" text:outline-level="1"><text:span text:style-name="_5f_Caractères"><text:span text:style-name="T60">Calcul du nombre de :</text:span></text:span></text:h>
      <text:list xml:id="list202810790461327" text:continue-list="list202809949358960" text:style-name="_5f_Numérotation_20_des_20_exercices_20_livrets">
        <text:list-header>
          <text:p text:style-name="P29"/>
          <text:list>
            <text:list-item>
              <text:list>
                <text:list-item text:start-value="1">
                  <text:p text:style-name="P63"><text:span text:style-name="T13">F</text:span><text:span text:style-name="T15">emelles : </text:span><draw:frame draw:style-name="fr3" draw:name="Objet105" text:anchor-type="as-char" svg:width="5.154cm" svg:height="0.873cm" draw:z-index="7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  </text:list-item>
                <text:list-item>
                  <text:p text:style-name="P64"><text:span text:style-name="T15">F</text:span><text:span text:style-name="T13">emelles blanches</text:span><text:span text:style-name="T15"> </text:span><text:span text:style-name="T13">: </text:span><text:span text:style-name="T13"><draw:frame draw:style-name="fr3" draw:name="Objet91" text:anchor-type="as-char" svg:width="5.154cm" svg:height="0.873cm" draw:z-index="71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p>
                </text:list-item>
                <text:list-item>
                  <text:p text:style-name="P64"><text:span text:style-name="T15">F</text:span><text:span text:style-name="T13">emelles </text:span><text:span text:style-name="T15">grise</text:span><text:span text:style-name="T13">s : 20 </text:span><text:span text:style-name="T61">−</text:span><text:span text:style-name="T13"> 16 </text:span><text:span text:style-name="T62">=</text:span><text:span text:style-name="T13"> 4</text:span></text:p>
                </text:list-item>
                <text:list-item>
                  <text:p text:style-name="P65"><text:span text:style-name="T15">M</text:span><text:span text:style-name="T13">âle</text:span><text:span text:style-name="T15">s :</text:span><text:span text:style-name="T13"> 24 </text:span><text:span text:style-name="T61">−</text:span><text:span text:style-name="T13"> 20 </text:span><text:span text:style-name="T62">=</text:span><text:span text:style-name="T13"> 4</text:span></text:p>
                </text:list-item>
                <text:list-item>
                  <text:p text:style-name="P65"><text:span text:style-name="T15">M</text:span><text:span text:style-name="T13">âle</text:span><text:span text:style-name="T15">s gris :</text:span><text:span text:style-name="T13"> </text:span><text:span text:style-name="T13"><draw:frame draw:style-name="fr2" draw:name="Objet9" text:anchor-type="as-char" svg:y="-0.534cm" svg:width="4.493cm" svg:height="0.87cm" draw:z-index="99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      </text:list-item>
                <text:list-item>
                  <text:p text:style-name="P65"><text:span text:style-name="T15">M</text:span><text:span text:style-name="T13">âle</text:span><text:span text:style-name="T15">s blancs :</text:span><text:span text:style-name="T13"> 4 </text:span><text:span text:style-name="T61">−</text:span><text:span text:style-name="T13"> </text:span><text:span text:style-name="T15">3</text:span><text:span text:style-name="T13"> </text:span><text:span text:style-name="T62">=</text:span><text:span text:style-name="T13"> </text:span><text:span text:style-name="T15">1</text:span></text:p>
                </text:list-item>
                <text:list-item>
                  <text:p text:style-name="P68">Lapins blancs : 16 + 1 = 17</text:p>
                </text:list-item>
              </text:list>
            </text:list-item>
          </text:list>
        </text:list-header>
      </text:list>
      <text:p text:style-name="P17"><text:span text:style-name="_5f_pointillés_20_gris"><text:span text:style-name="T30">Il y a au total dix-sept lapins blancs</text:span></text:span><text:span text:style-name="_5f_pointillés_20_gris"><text:span text:style-name="T28">.</text:span></text:span></text:p>
      <text:h text:style-name="_5f_Paragraphe" text:outline-level="1"><text:span text:style-name="_5f_Caractères_5f_gras"/></text:h>
      <text:list text:continue-list="list202810808443615" text:style-name="_5f_Numérotation_20_des_20_exercices">
        <text:list-item>
          <text:h text:style-name="P77" text:outline-level="1"><text:span text:style-name="_5f_Caractères_5f_gras">Fractions et longueurs</text:span></text:h>
          <text:list>
            <text:list-item>
              <text:h text:style-name="P86" text:outline-level="1"><text:span text:style-name="_5f_Caractères">Place avec précision, en utilisant tes instruments de géométrie, le point C sur [AB] tel que AC = </text:span><text:span text:style-name="_5f_Caractères"><draw:frame draw:style-name="fr4" draw:name="Objet232" text:anchor-type="as-char" svg:y="-0.534cm" svg:width="0.293cm" svg:height="0.87cm" draw:z-index="6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<text:s/>AB. </text:span><text:span text:style-name="_5f_Caractères"><draw:g text:anchor-type="as-char" draw:z-index="60" draw:name="Objet de groupe 1" draw:style-name="gr11"><draw:line draw:style-name="gr12" draw:text-style-name="P95" svg:x1="0.35cm" svg:y1="0.684cm" svg:x2="9.199cm" svg:y2="0.684cm"><text:p/></draw:line><draw:frame draw:style-name="gr13" draw:text-style-name="P97" svg:width="0.75cm" svg:height="0.664cm" svg:x="2.101cm" svg:y="0cm"><draw:text-box><text:p text:style-name="P96"><text:span text:style-name="T75">C</text:span></text:p></draw:text-box></draw:frame><draw:frame draw:style-name="gr13" draw:text-style-name="P98" svg:width="0.75cm" svg:height="0.664cm" svg:x="2.101cm" svg:y="0.349cm"><draw:text-box><text:p text:style-name="P96"><text:span text:style-name="T76">×</text:span></text:p></draw:text-box></draw:frame><draw:frame draw:style-name="gr13" draw:text-style-name="P99" svg:width="0.75cm" svg:height="0.664cm" svg:x="0cm" svg:y="0cm"><draw:text-box><text:p text:style-name="P96"><text:span text:style-name="T77">A</text:span></text:p></draw:text-box></draw:frame><draw:frame draw:style-name="gr13" draw:text-style-name="P99" svg:width="0.75cm" svg:height="0.664cm" svg:x="8.8cm" svg:y="0cm"><draw:text-box><text:p text:style-name="P96"><text:span text:style-name="T77">B</text:span></text:p></draw:text-box></draw:frame><draw:frame draw:style-name="gr13" draw:text-style-name="P98" svg:width="0.752cm" svg:height="0.664cm" svg:x="4.399cm" svg:y="0.349cm"><draw:text-box><text:p text:style-name="P96"><text:span text:style-name="T76">×</text:span></text:p></draw:text-box></draw:frame><draw:frame draw:style-name="gr13" draw:text-style-name="P98" svg:width="0.75cm" svg:height="0.664cm" svg:x="6.6cm" svg:y="0.349cm"><draw:text-box><text:p text:style-name="P96"><text:span text:style-name="T76">×</text:span></text:p></draw:text-box></draw:frame></draw:g></text:span></text:h>
            </text:list-item>
            <text:list-item>
              <text:p text:style-name="P74"><text:span text:style-name="_5f_Caractères">Calcule la mesure de la longueur AC, puis vérifie sur ta figure.</text:span></text:p>
            </text:list-item>
          </text:list>
        </text:list-item>
      </text:list>
      <text:p text:style-name="P26"><text:span text:style-name="_5f_pointillés_20_gris"><text:span text:style-name="T19">AC </text:span></text:span><text:span text:style-name="_5f_pointillés_20_gris"><text:span text:style-name="T35">= </text:span></text:span><text:span text:style-name="_5f_pointillés_20_gris"><text:span text:style-name="T19"><draw:frame draw:style-name="fr3" draw:name="Objet110" text:anchor-type="as-char" svg:width="0.497cm" svg:height="0.873cm" draw:z-index="74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_5f_pointillés_20_gris"><text:span text:style-name="T19"><text:s/></text:span></text:span><text:span text:style-name="_5f_pointillés_20_gris"><text:span text:style-name="T36">×</text:span></text:span><text:span text:style-name="_5f_pointillés_20_gris"><text:span text:style-name="T28"> 9 </text:span></text:span><text:span text:style-name="_5f_pointillés_20_gris"><text:span text:style-name="T30">cm</text:span></text:span><text:span text:style-name="_5f_pointillés_20_gris"><text:span text:style-name="T28"> </text:span></text:span><text:span text:style-name="_5f_pointillés_20_gris"><text:span text:style-name="T36">=</text:span></text:span><text:span text:style-name="_5f_pointillés_20_gris"><text:span text:style-name="T28"> 2,25 cm.</text:span></text:span></text:p>
      <text:list text:continue-numbering="true" text:style-name="_5f_Numérotation_20_des_20_exercices">
        <text:list-item>
          <text:list>
            <text:list-item>
              <text:p text:style-name="P74"><text:span text:style-name="_5f_Caractères">Quelle fraction de AB représente BC ? </text:span><text:span text:style-name="_5f_pointillés_20_gris"><draw:frame draw:style-name="fr2" draw:name="Objet94" text:anchor-type="as-char" svg:y="-0.534cm" svg:width="3.323cm" svg:height="0.87cm" draw:z-index="7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  </text:list-item>
          </text:list>
        </text:list-item>
      </text:list>
      <text:p text:style-name="_5f_Paragraphe_5f_Réponse_5f_Elève_5f_Fractions"><text:span text:style-name="_5f_Caractères_5f_correction">BC représente les </text:span><text:span text:style-name="_5f_Caractères_5f_correction"><draw:frame draw:style-name="fr2" draw:name="Objet31" text:anchor-type="as-char" svg:y="-0.534cm" svg:width="0.492cm" svg:height="0.87cm" draw:z-index="7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_5f_correction"><text:s/>de AB.</text:span></text:p>
      <text:list text:continue-numbering="true" text:style-name="_5f_Numérotation_20_des_20_exercices">
        <text:list-item>
          <text:list>
            <text:list-item>
              <text:p text:style-name="P74"><text:span text:style-name="_5f_Caractères">Calcule la mesure de la longueur BC, puis vérifie sur ta figure.</text:span></text:p>
            </text:list-item>
          </text:list>
        </text:list-item>
      </text:list>
      <text:p text:style-name="P26"><text:span text:style-name="_5f_pointillés_20_gris"><text:span text:style-name="T19">BC </text:span></text:span><text:span text:style-name="_5f_pointillés_20_gris"><text:span text:style-name="T35">= </text:span></text:span><text:span text:style-name="_5f_pointillés_20_gris"><text:span text:style-name="T19"><draw:frame draw:style-name="fr3" draw:name="Objet112" text:anchor-type="as-char" svg:width="0.497cm" svg:height="0.873cm" draw:z-index="7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_5f_pointillés_20_gris"><text:span text:style-name="T19"><text:s/></text:span></text:span><text:span text:style-name="_5f_pointillés_20_gris"><text:span text:style-name="T36">×</text:span></text:span><text:span text:style-name="_5f_pointillés_20_gris"><text:span text:style-name="T28"> 9 </text:span></text:span><text:span text:style-name="_5f_pointillés_20_gris"><text:span text:style-name="T31">cm</text:span></text:span><text:span text:style-name="_5f_pointillés_20_gris"><text:span text:style-name="T28"> </text:span></text:span><text:span text:style-name="_5f_pointillés_20_gris"><text:span text:style-name="T36">=</text:span></text:span><text:span text:style-name="_5f_pointillés_20_gris"><text:span text:style-name="T28"> 6,75 cm.</text:span></text:span></text:p>
      <text:list text:continue-numbering="true" text:style-name="_5f_Numérotation_20_des_20_exercices">
        <text:list-item>
          <text:list>
            <text:list-item>
              <text:p text:style-name="P75"><text:span text:style-name="_5f_Caractères">Quelle fraction de BC représente AC ? <text:s/></text:span><text:span text:style-name="_5f_pointillés_20_gris"><draw:frame draw:style-name="fr3" draw:name="Objet25" text:anchor-type="as-char" svg:width="0.496cm" svg:height="0.873cm" draw:z-index="7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77" text:outline-level="1"><text:soft-page-break/><text:span text:style-name="_5f_Caractères_5f_gras">Tangram</text:span></text:h>
        </text:list-item>
      </text:list>
      <text:h text:style-name="_5f_Paragraphe" text:outline-level="1"><text:span text:style-name="_5f_Caractères">On considère un carré que l’on a découpé suivant le tracé suivant :</text:span></text:h>
      <text:h text:style-name="P2" text:outline-level="1"><draw:g text:anchor-type="as-char" svg:y="-2.559cm" draw:z-index="55" draw:name="Forme19" draw:style-name="gr23"><draw:g draw:style-name="gr24"><draw:line draw:style-name="gr25" draw:text-style-name="P109" svg:x1="0cm" svg:y1="0cm" svg:x2="0cm" svg:y2="6.247cm"><text:p/></draw:line><draw:line draw:style-name="gr25" draw:text-style-name="P109" svg:x1="0.391cm" svg:y1="0cm" svg:x2="0.391cm" svg:y2="6.247cm"><text:p/></draw:line><draw:line draw:style-name="gr25" draw:text-style-name="P109" svg:x1="0.781cm" svg:y1="0cm" svg:x2="0.781cm" svg:y2="6.247cm"><text:p/></draw:line><draw:line draw:style-name="gr25" draw:text-style-name="P109" svg:x1="1.172cm" svg:y1="0cm" svg:x2="1.172cm" svg:y2="6.247cm"><text:p/></draw:line><draw:line draw:style-name="gr25" draw:text-style-name="P109" svg:x1="1.562cm" svg:y1="0cm" svg:x2="1.562cm" svg:y2="6.247cm"><text:p/></draw:line><draw:line draw:style-name="gr25" draw:text-style-name="P109" svg:x1="1.953cm" svg:y1="0cm" svg:x2="1.953cm" svg:y2="6.247cm"><text:p/></draw:line><draw:line draw:style-name="gr25" draw:text-style-name="P109" svg:x1="2.343cm" svg:y1="0cm" svg:x2="2.343cm" svg:y2="6.247cm"><text:p/></draw:line><draw:line draw:style-name="gr25" draw:text-style-name="P109" svg:x1="2.734cm" svg:y1="0cm" svg:x2="2.734cm" svg:y2="6.247cm"><text:p/></draw:line><draw:line draw:style-name="gr25" draw:text-style-name="P109" svg:x1="3.124cm" svg:y1="0cm" svg:x2="3.124cm" svg:y2="6.247cm"><text:p/></draw:line><draw:line draw:style-name="gr25" draw:text-style-name="P109" svg:x1="3.515cm" svg:y1="0cm" svg:x2="3.515cm" svg:y2="6.247cm"><text:p/></draw:line><draw:line draw:style-name="gr25" draw:text-style-name="P109" svg:x1="3.905cm" svg:y1="0cm" svg:x2="3.905cm" svg:y2="6.247cm"><text:p/></draw:line><draw:line draw:style-name="gr25" draw:text-style-name="P109" svg:x1="4.296cm" svg:y1="0cm" svg:x2="4.296cm" svg:y2="6.247cm"><text:p/></draw:line><draw:line draw:style-name="gr25" draw:text-style-name="P109" svg:x1="4.686cm" svg:y1="0cm" svg:x2="4.686cm" svg:y2="6.247cm"><text:p/></draw:line><draw:line draw:style-name="gr25" draw:text-style-name="P109" svg:x1="5.077cm" svg:y1="0cm" svg:x2="5.077cm" svg:y2="6.247cm"><text:p/></draw:line><draw:line draw:style-name="gr25" draw:text-style-name="P109" svg:x1="5.467cm" svg:y1="0cm" svg:x2="5.467cm" svg:y2="6.247cm"><text:p/></draw:line><draw:line draw:style-name="gr25" draw:text-style-name="P109" svg:x1="5.858cm" svg:y1="0cm" svg:x2="5.858cm" svg:y2="6.247cm"><text:p/></draw:line><draw:line draw:style-name="gr25" draw:text-style-name="P109" svg:x1="6.248cm" svg:y1="0cm" svg:x2="6.248cm" svg:y2="6.247cm"><text:p/></draw:line><draw:line draw:style-name="gr25" draw:text-style-name="P109" svg:x1="0cm" svg:y1="0cm" svg:x2="6.247cm" svg:y2="0cm"><text:p/></draw:line><draw:line draw:style-name="gr25" draw:text-style-name="P109" svg:x1="0cm" svg:y1="0.394cm" svg:x2="6.247cm" svg:y2="0.394cm"><text:p/></draw:line><draw:line draw:style-name="gr25" draw:text-style-name="P109" svg:x1="0cm" svg:y1="0.782cm" svg:x2="6.247cm" svg:y2="0.782cm"><text:p/></draw:line><draw:line draw:style-name="gr25" draw:text-style-name="P109" svg:x1="0cm" svg:y1="1.172cm" svg:x2="6.247cm" svg:y2="1.172cm"><text:p/></draw:line><draw:line draw:style-name="gr25" draw:text-style-name="P109" svg:x1="0cm" svg:y1="1.56cm" svg:x2="6.247cm" svg:y2="1.56cm"><text:p/></draw:line><draw:line draw:style-name="gr25" draw:text-style-name="P109" svg:x1="0cm" svg:y1="1.954cm" svg:x2="6.247cm" svg:y2="1.954cm"><text:p/></draw:line><draw:line draw:style-name="gr25" draw:text-style-name="P109" svg:x1="0cm" svg:y1="2.339cm" svg:x2="6.247cm" svg:y2="2.339cm"><text:p/></draw:line><draw:line draw:style-name="gr25" draw:text-style-name="P109" svg:x1="0cm" svg:y1="2.739cm" svg:x2="6.247cm" svg:y2="2.739cm"><text:p/></draw:line><draw:line draw:style-name="gr25" draw:text-style-name="P109" svg:x1="0cm" svg:y1="3.127cm" svg:x2="6.247cm" svg:y2="3.127cm"><text:p/></draw:line><draw:line draw:style-name="gr25" draw:text-style-name="P109" svg:x1="0cm" svg:y1="3.517cm" svg:x2="6.247cm" svg:y2="3.517cm"><text:p/></draw:line><draw:line draw:style-name="gr25" draw:text-style-name="P109" svg:x1="0cm" svg:y1="3.905cm" svg:x2="6.247cm" svg:y2="3.905cm"><text:p/></draw:line><draw:line draw:style-name="gr25" draw:text-style-name="P109" svg:x1="0cm" svg:y1="4.293cm" svg:x2="6.247cm" svg:y2="4.293cm"><text:p/></draw:line><draw:line draw:style-name="gr25" draw:text-style-name="P109" svg:x1="0cm" svg:y1="4.688cm" svg:x2="6.247cm" svg:y2="4.688cm"><text:p/></draw:line><draw:line draw:style-name="gr25" draw:text-style-name="P109" svg:x1="0cm" svg:y1="5.076cm" svg:x2="6.247cm" svg:y2="5.076cm"><text:p/></draw:line><draw:line draw:style-name="gr25" draw:text-style-name="P109" svg:x1="0cm" svg:y1="5.473cm" svg:x2="6.247cm" svg:y2="5.473cm"><text:p/></draw:line><draw:line draw:style-name="gr25" draw:text-style-name="P109" svg:x1="0cm" svg:y1="5.861cm" svg:x2="6.247cm" svg:y2="5.861cm"><text:p/></draw:line><draw:line draw:style-name="gr25" draw:text-style-name="P109" svg:x1="0cm" svg:y1="6.249cm" svg:x2="6.247cm" svg:y2="6.249cm"><text:p/></draw:line></draw:g><draw:g draw:style-name="gr24"><draw:polygon draw:style-name="gr26" draw:text-style-name="P110" svg:width="6.247cm" svg:height="6.247cm" svg:x="0cm" svg:y="0cm" svg:viewBox="0 0 6248 6248" draw:points="0,0 6248,0 6248,6248 0,6248"><text:p/></draw:polygon><draw:line draw:style-name="gr27" draw:text-style-name="P111" svg:x1="3.124cm" svg:y1="0cm" svg:x2="3.124cm" svg:y2="3.123cm"><text:p/></draw:line><draw:line draw:style-name="gr28" draw:text-style-name="P111" svg:x1="3.124cm" svg:y1="3.127cm" svg:x2="6.247cm" svg:y2="3.127cm"><text:p/></draw:line><draw:line draw:style-name="gr29" draw:text-style-name="P111" svg:x1="3.124cm" svg:y1="3.127cm" svg:x2="0.001cm" svg:y2="6.25cm"><text:p/></draw:line><draw:line draw:style-name="gr30" draw:text-style-name="P111" svg:x1="1.562cm" svg:y1="4.688cm" svg:x2="3.123cm" svg:y2="6.249cm"><text:p/></draw:line><draw:line draw:style-name="gr31" draw:text-style-name="P111" svg:x1="3.124cm" svg:y1="3.127cm" svg:x2="6.247cm" svg:y2="6.25cm"><text:p/></draw:line><draw:line draw:style-name="gr32" draw:text-style-name="P111" svg:x1="3.124cm" svg:y1="6.253cm" svg:x2="4.685cm" svg:y2="4.692cm"><text:p/></draw:line><draw:line draw:style-name="gr33" draw:text-style-name="P111" svg:x1="0cm" svg:y1="3.129cm" svg:x2="3.123cm" svg:y2="0.006cm"><text:p/></draw:line></draw:g><draw:frame draw:style-name="gr34" draw:text-style-name="P112" svg:width="1.246cm" svg:height="1.013cm" svg:x="0.956cm" svg:y="2.642cm"><draw:text-box><text:p text:style-name="P96"><text:span text:style-name="T80">➋</text:span></text:p></draw:text-box></draw:frame><draw:frame draw:style-name="gr35" draw:text-style-name="P112" svg:width="1.251cm" svg:height="1.013cm" svg:x="4.09cm" svg:y="1.08cm"><draw:text-box><text:p text:style-name="P96"><text:span text:style-name="T80">➌</text:span></text:p></draw:text-box></draw:frame><draw:frame draw:style-name="gr36" draw:text-style-name="P112" svg:width="1.25cm" svg:height="1.013cm" svg:x="2.501cm" svg:y="4.233cm"><draw:text-box><text:p text:style-name="P96"><text:span text:style-name="T80">➎</text:span></text:p></draw:text-box></draw:frame><draw:frame draw:style-name="gr34" draw:text-style-name="P112" svg:width="1.246cm" svg:height="1.013cm" svg:x="0.956cm" svg:y="5.186cm"><draw:text-box><text:p text:style-name="P96"><text:span text:style-name="T80">➍</text:span></text:p></draw:text-box></draw:frame><draw:frame draw:style-name="gr37" draw:text-style-name="P112" svg:width="1.246cm" svg:height="1.011cm" svg:x="4.718cm" svg:y="3.605cm"><draw:text-box><text:p text:style-name="P96"><text:span text:style-name="T80">➏</text:span></text:p></draw:text-box></draw:frame><draw:frame draw:style-name="gr35" draw:text-style-name="P112" svg:width="1.251cm" svg:height="1.013cm" svg:x="4.09cm" svg:y="5.186cm"><draw:text-box><text:p text:style-name="P96"><text:span text:style-name="T80">➐</text:span></text:p></draw:text-box></draw:frame><draw:frame draw:style-name="gr38" draw:text-style-name="P112" svg:width="1.248cm" svg:height="0.997cm" svg:x="0.25cm" svg:y="0.501cm"><draw:text-box><text:p text:style-name="P96"><text:span text:style-name="T81">➊</text:span></text:p></draw:text-box></draw:frame></draw:g></text:h>
      <text:list xml:id="list202810692274803" text:continue-numbering="true" text:style-name="_5f_Numérotation_20_des_20_exercices">
        <text:list-item>
          <text:list>
            <text:list-item>
              <text:p text:style-name="P74"><text:span text:style-name="_5f_Caractères">L'aire de chaque figure correspond à une fraction de l'aire du grand carré. Pour chaque figure, écris cette fraction.</text:span></text:p>
            </text:list-item>
          </text:list>
        </text:list-item>
      </text:list>
      <text:list xml:id="list202811196327497" text:continue-list="list202810790461327" text:style-name="_5f_Numérotation_20_des_20_exercices_20_livrets">
        <text:list-header>
          <text:p text:style-name="P71"><text:span text:style-name="_5f_pointillés_20_gris"><text:span text:style-name="T55"></text:span></text:span><text:span text:style-name="_5f_BVS"><text:span text:style-name="T44"> : </text:span></text:span><text:span text:style-name="_5f_pointillés_20_gris"><text:span text:style-name="T50"> r</text:span></text:span><text:span text:style-name="_5f_pointillés_20_gris"><text:span text:style-name="T56">eprésente </text:span></text:span><text:span text:style-name="_5f_pointillés_20_gris"><text:span text:style-name="T56"><draw:frame draw:style-name="fr3" draw:name="Objet97" text:anchor-type="as-char" svg:width="0.496cm" svg:height="0.873cm" draw:z-index="83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_5f_pointillés_20_gris"><text:span text:style-name="T56">du carré.</text:span></text:span></text:p>
          <text:p text:style-name="P72"><text:span text:style-name="T41">➋</text:span><text:span text:style-name="_5f_BVS"><text:span text:style-name="T43"> : </text:span></text:span><text:span text:style-name="_5f_pointillés_20_gris"><text:span text:style-name="T46"> représente </text:span></text:span><text:span text:style-name="_5f_pointillés_20_gris"><text:span text:style-name="T46"><draw:frame draw:style-name="fr3" draw:name="Objet13" text:anchor-type="as-char" svg:width="0.496cm" svg:height="0.873cm" draw:z-index="84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_5f_pointillés_20_gris"><text:span text:style-name="T46"><text:s/>du carré.</text:span></text:span></text:p>
          <text:p text:style-name="P72"><text:span text:style-name="T41">➌</text:span><text:span text:style-name="_5f_BVS"><text:span text:style-name="T43"> : </text:span></text:span><text:span text:style-name="_5f_pointillés_20_gris"><text:span text:style-name="T46">représente </text:span></text:span><text:span text:style-name="_5f_pointillés_20_gris"><text:span text:style-name="T46"><draw:frame draw:style-name="fr3" draw:name="Objet99" text:anchor-type="as-char" svg:width="0.496cm" svg:height="0.873cm" draw:z-index="85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_5f_pointillés_20_gris"><text:span text:style-name="T46"><text:s/>du carré.</text:span></text:span></text:p>
          <text:p text:style-name="P72"><text:span text:style-name="T41">➍</text:span><text:span text:style-name="_5f_BVS"><text:span text:style-name="T43"> : </text:span></text:span><text:span text:style-name="_5f_pointillés_20_gris"><text:span text:style-name="T46">représente </text:span></text:span><text:span text:style-name="_5f_pointillés_20_gris"><text:span text:style-name="T46"><draw:frame draw:style-name="fr3" draw:name="Objet14" text:anchor-type="as-char" svg:width="0.72cm" svg:height="0.873cm" draw:z-index="87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_5f_pointillés_20_gris"><text:span text:style-name="T46">du carré.</text:span></text:span></text:p>
        </text:list-header>
      </text:list>
      <text:p text:style-name="P25"><text:span text:style-name="T41">➎</text:span><text:span text:style-name="_5f_BVS"><text:span text:style-name="T43"> : </text:span></text:span><text:span text:style-name="_5f_pointillés_20_gris"><text:span text:style-name="T46">représente </text:span></text:span><text:span text:style-name="_5f_pointillés_20_gris"><text:span text:style-name="T46"><draw:frame draw:style-name="fr3" draw:name="Objet15" text:anchor-type="as-char" svg:width="0.496cm" svg:height="0.873cm" draw:z-index="8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_5f_pointillés_20_gris"><text:span text:style-name="T46">du carré.</text:span></text:span></text:p>
      <text:p text:style-name="P25"><text:span text:style-name="T41">➏</text:span><text:span text:style-name="_5f_BVS"><text:span text:style-name="T43"> : </text:span></text:span><text:span text:style-name="_5f_pointillés_20_gris"><text:span text:style-name="T46">représente </text:span></text:span><text:span text:style-name="_5f_pointillés_20_gris"><text:span text:style-name="T46"><draw:frame draw:style-name="fr3" draw:name="Objet16" text:anchor-type="as-char" svg:width="0.496cm" svg:height="0.873cm" draw:z-index="10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_5f_pointillés_20_gris"><text:span text:style-name="T46">du carré.</text:span></text:span></text:p>
      <text:p text:style-name="P17"><text:span text:style-name="_5f_pointillés_20_gris"><text:span text:style-name="T41">➐</text:span></text:span><text:span text:style-name="_5f_BVS"><text:span text:style-name="T43"> : </text:span></text:span><text:span text:style-name="_5f_pointillés_20_gris"><text:span text:style-name="T46">représente </text:span></text:span><text:span text:style-name="_5f_pointillés_20_gris"><text:span text:style-name="T46"><draw:frame draw:style-name="fr3" draw:name="Objet12" text:anchor-type="as-char" svg:width="0.72cm" svg:height="0.873cm" draw:z-index="79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_5f_pointillés_20_gris"><text:span text:style-name="T46">du carré.</text:span></text:span></text:p>
      <text:list text:continue-list="list202810692274803" text:style-name="_5f_Numérotation_20_des_20_exercices">
        <text:list-item>
          <text:list>
            <text:list-item>
              <text:p text:style-name="P74"><text:span text:style-name="_5f_Caractères">Sachant que l'aire du grand carré est 124 cm</text:span><text:span text:style-name="_5f_Caractères_5f_exposant">2</text:span><text:span text:style-name="_5f_Caractères">, calcule l'aire de chacune des figures.</text:span></text:p>
            </text:list-item>
          </text:list>
        </text:list-item>
      </text:list>
      <text:p text:style-name="P27"><text:span text:style-name="T41">➊</text:span><text:span text:style-name="_5f_BVS"><text:span text:style-name="T43"> : </text:span></text:span><text:span text:style-name="_5f_pointillés_20_gris"><text:span text:style-name="T46"><draw:frame draw:style-name="fr3" draw:name="Objet102" text:anchor-type="as-char" svg:width="0.496cm" svg:height="0.873cm" draw:z-index="9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15,5 cm²</text:span></text:span></text:p>
      <text:p text:style-name="P27"><text:span text:style-name="T41">➋</text:span><text:span text:style-name="_5f_BVS"><text:span text:style-name="T43"> : </text:span></text:span><text:span text:style-name="_5f_pointillés_20_gris"><text:span text:style-name="T46"><draw:frame draw:style-name="fr3" draw:name="Objet103" text:anchor-type="as-char" svg:width="0.496cm" svg:height="0.873cm" draw:z-index="9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31 cm²</text:span></text:span></text:p>
      <text:p text:style-name="P27"><text:span text:style-name="T41">➌</text:span><text:span text:style-name="_5f_BVS"><text:span text:style-name="T43"> : </text:span></text:span><text:span text:style-name="_5f_BVS"><text:span text:style-name="T46"><draw:frame draw:style-name="fr3" draw:name="Objet17" text:anchor-type="as-char" svg:width="0.496cm" svg:height="0.873cm" draw:z-index="9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</text:span></text:span><text:span text:style-name="_5f_BVS"><text:span text:style-name="T53">31 cm²</text:span></text:span></text:p>
      <text:p text:style-name="P28"><text:span text:style-name="_5f_pointillés_20_gris"><text:span text:style-name="T41">➍</text:span></text:span><text:span text:style-name="_5f_BVS"><text:span text:style-name="T43"> : </text:span></text:span><text:span text:style-name="_5f_pointillés_20_gris"><text:span text:style-name="T46"><draw:frame draw:style-name="fr3" draw:name="Objet104" text:anchor-type="as-char" svg:width="0.721cm" svg:height="0.873cm" draw:z-index="96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7,75 cm²</text:span></text:span></text:p>
      <text:p text:style-name="P27"><text:span text:style-name="T41">➎</text:span><text:span text:style-name="_5f_BVS"><text:span text:style-name="T43"> : </text:span></text:span><text:span text:style-name="_5f_pointillés_20_gris"><text:span text:style-name="T46"><draw:frame draw:style-name="fr3" draw:name="Objet19" text:anchor-type="as-char" svg:width="0.496cm" svg:height="0.873cm" draw:z-index="98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15,5 cm²</text:span></text:span></text:p>
      <text:p text:style-name="P27"><text:span text:style-name="T41">➏</text:span><text:span text:style-name="_5f_BVS"><text:span text:style-name="T43"> : </text:span></text:span><text:span text:style-name="_5f_pointillés_20_gris"><text:span text:style-name="T46"><draw:frame draw:style-name="fr3" draw:name="Objet20" text:anchor-type="as-char" svg:width="0.496cm" svg:height="0.873cm" draw:z-index="10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text:span text:style-name="_5f_pointillés_20_gris"><text:span text:style-name="T47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15,5</text:span></text:span><text:span text:style-name="_5f_pointillés_20_gris"><text:span text:style-name="T54"> </text:span></text:span><text:span text:style-name="_5f_pointillés_20_gris"><text:span text:style-name="T53">cm²</text:span></text:span></text:p>
      <text:p text:style-name="P17"><text:span text:style-name="_5f_pointillés_20_gris"><text:span text:style-name="T42">➐</text:span></text:span><text:span text:style-name="_5f_BVS"><text:span text:style-name="T45"> : </text:span></text:span><text:span text:style-name="_5f_pointillés_20_gris"><text:span text:style-name="T48"><draw:frame draw:style-name="fr3" draw:name="Objet18" text:anchor-type="as-char" svg:width="0.721cm" svg:height="0.873cm" draw:z-index="86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text:span text:style-name="_5f_pointillés_20_gris"><text:span text:style-name="T49"> </text:span></text:span><text:span text:style-name="_5f_pointillés_20_gris"><text:span text:style-name="T51">×</text:span></text:span><text:span text:style-name="_5f_pointillés_20_gris"><text:span text:style-name="T52"> </text:span></text:span><text:span text:style-name="_5f_pointillés_20_gris"><text:span text:style-name="T53">124 = 7,75 cm²</text:span></text:span></text:p>
      <text:list text:continue-numbering="true" text:style-name="_5f_Numérotation_20_des_20_exercices">
        <text:list-item>
          <text:h text:style-name="P88" text:outline-level="1"><text:span text:style-name="_5f_Caractères">Le mur rectangulaire de la chambre de Johanna a pour largeur 3,4 m et pour hauteur 2,4 m. L'armoire couvre un quart du mur, les posters couvrent les deux tiers du mur restant. <text:line-break/>Quelle superficie du mur est encore visible ?</text:span></text:h>
        </text:list-item>
      </text:list>
      <text:list text:continue-list="list202811196327497" text:style-name="_5f_Numérotation_20_des_20_exercices_20_livrets">
        <text:list-header>
          <text:h text:style-name="P83" text:outline-level="1"><text:span text:style-name="T67">Soit </text:span><text:span text:style-name="T68">a</text:span><text:span text:style-name="T70">1</text:span><text:span text:style-name="T67"> l’aire du mur :</text:span></text:h>
          <text:h text:style-name="P83" text:outline-level="1"><text:span text:style-name="T68">a</text:span><text:span text:style-name="T70">1</text:span><text:span text:style-name="T67"> = </text:span>3,4 <text:span text:style-name="T67">m </text:span><text:span text:style-name="T63">×</text:span><text:span text:style-name="T64"> </text:span><text:span text:style-name="T10">2,</text:span><text:span text:style-name="T11">4 </text:span><text:span text:style-name="T12">m</text:span><text:span text:style-name="T10"> = 8,</text:span><text:span text:style-name="T11">16</text:span><text:span text:style-name="T10"> m²</text:span></text:h>
          <text:h text:style-name="P83" text:outline-level="1"><text:span text:style-name="T67">Soit </text:span><text:span text:style-name="T68">a</text:span><text:span text:style-name="T71">2</text:span><text:span text:style-name="T67"> l’aire de la fraction du mur couverte par l’armoire :</text:span></text:h>
          <text:h text:style-name="P84" text:outline-level="1"><text:span text:style-name="T68">a</text:span><text:span text:style-name="T71">2</text:span><text:span text:style-name="T67"> = </text:span><draw:frame draw:style-name="fr3" draw:name="Objet21" text:anchor-type="as-char" svg:width="0.496cm" svg:height="0.873cm" draw:z-index="93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63">×</text:span><text:span text:style-name="T10"> 8,</text:span><text:span text:style-name="T11">16 m²</text:span><text:span text:style-name="T10"> = 2,</text:span><text:span text:style-name="T11">04</text:span><text:span text:style-name="T10"> m²</text:span></text:h>
          <text:h text:style-name="P85" text:outline-level="1"><text:span text:style-name="T67">Soit </text:span><text:span text:style-name="T68">a</text:span><text:span text:style-name="T71">3</text:span><text:span text:style-name="T67"> l’aire couverte par les posters :</text:span></text:h>
          <text:h text:style-name="P83" text:outline-level="1"><text:span text:style-name="T69">a</text:span><text:span text:style-name="T72">3</text:span><text:span text:style-name="T12"> = </text:span><text:span text:style-name="T10"><draw:frame draw:style-name="fr2" draw:name="Objet32" text:anchor-type="as-char" svg:y="-0.534cm" svg:width="0.492cm" svg:height="0.87cm" draw:z-index="9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3">×</text:span><text:span text:style-name="T10"> </text:span><text:span text:style-name="T12">(</text:span><text:span text:style-name="T10">8,</text:span><text:span text:style-name="T11">16 m²</text:span><text:span text:style-name="T10"> – 2,</text:span><text:span text:style-name="T11">04</text:span><text:span text:style-name="T10"> m²</text:span><text:span text:style-name="T12">)</text:span></text:h>
          <text:h text:style-name="P85" text:outline-level="1"><text:span text:style-name="T69">a</text:span><text:span text:style-name="T72">3</text:span><text:span text:style-name="T12"> = </text:span><text:span text:style-name="T12"><draw:frame draw:style-name="fr2" draw:name="Objet33" text:anchor-type="as-char" svg:y="-0.534cm" svg:width="0.492cm" svg:height="0.87cm" draw:z-index="95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64">×</text:span><text:span text:style-name="T12"> 6</text:span><text:span text:style-name="T10">,</text:span><text:span text:style-name="T12">12</text:span><text:span text:style-name="T10"> m²</text:span><text:span text:style-name="T32"> = </text:span><text:span text:style-name="T33">4,08</text:span><text:span text:style-name="T32"> m²</text:span></text:h>
          <text:h text:style-name="P84" text:outline-level="1"><text:span text:style-name="T67">Soit </text:span><text:span text:style-name="T68">a</text:span><text:span text:style-name="T71">4</text:span><text:span text:style-name="T67"> l’aire de la fraction du mur encore visible :</text:span></text:h>
          <text:h text:style-name="P84" text:outline-level="1"><text:span text:style-name="T39">a</text:span><text:span text:style-name="T40">4</text:span><text:span text:style-name="T34"> = 8,</text:span><text:span text:style-name="T33">16 m²</text:span><text:span text:style-name="T34"> – <text:s/>(2,04</text:span><text:span text:style-name="T33"> m²</text:span><text:span text:style-name="T34"> + 4,</text:span><text:span text:style-name="T33">0</text:span><text:span text:style-name="T34">8 m²)</text:span><text:span text:style-name="T32"> = </text:span><text:span text:style-name="T34">2</text:span><text:span text:style-name="T32">,</text:span><text:span text:style-name="T34">04</text:span><text:span text:style-name="T32"> m²</text:span></text:h>
        </text:list-header>
      </text:list>
      <text:p text:style-name="P17"><text:span text:style-name="_5f_pointillés_20_gris"><text:span text:style-name="T37">2,04 m² </text:span></text:span><text:span text:style-name="_5f_pointillés_20_gris"><text:span text:style-name="T38">du mur sont encore visible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family-generic="roman" style:font-pitch="variable"/>
    <style:font-face style:name="OpenSymbol3" svg:font-family="OpenSymbol" style:font-adornments="Oblique" style:font-pitch="variable" style:font-charset="x-symbol"/>
    <style:font-face style:name="OpenSymbol4" svg:font-family="OpenSymbol" style:font-adornments="Regular" style:font-charset="x-symbol"/>
    <style:font-face style:name="OpenSymbol5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  <style:font-face style:name="Wingdings" svg:font-family="Wingdings" style:font-adornments="Oblique" style:font-pitch="variable" style:font-charset="x-symbol"/>
  </office:font-face-decls>
  <office:styles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_20_5654" draw:display-name="Dash 5654" draw:style="rect" draw:dots1="1" draw:dots1-length="0.006cm" draw:dots2="1" draw:dots2-length="0.006cm" draw:distance="0.006cm"/>
    <draw:stroke-dash draw:name="Dash_20_5655" draw:display-name="Dash 5655" draw:style="rect" draw:dots1="1" draw:dots1-length="0.006cm" draw:dots2="1" draw:dots2-length="0.006cm" draw:distance="0.006cm"/>
    <draw:stroke-dash draw:name="Dash_20_5656" draw:display-name="Dash 5656" draw:style="rect" draw:dots1="1" draw:dots1-length="0.006cm" draw:dots2="1" draw:dots2-length="0.006cm" draw:distance="0.006cm"/>
    <draw:stroke-dash draw:name="Dash_20_5657" draw:display-name="Dash 5657" draw:style="rect" draw:dots1="1" draw:dots1-length="0.006cm" draw:dots2="1" draw:dots2-length="0.006cm" draw:distance="0.006cm"/>
    <draw:stroke-dash draw:name="Dash_20_5658" draw:display-name="Dash 5658" draw:style="rect" draw:dots1="1" draw:dots1-length="0.006cm" draw:dots2="1" draw:dots2-length="0.006cm" draw:distance="0.006cm"/>
    <draw:stroke-dash draw:name="Dash_20_5659" draw:display-name="Dash 5659" draw:style="rect" draw:dots1="1" draw:dots1-length="0.006cm" draw:dots2="1" draw:dots2-length="0.006cm" draw:distance="0.006cm"/>
    <draw:stroke-dash draw:name="Dash_20_5660" draw:display-name="Dash 5660" draw:style="rect" draw:dots1="1" draw:dots1-length="0.006cm" draw:dots2="1" draw:dots2-length="0.006cm" draw:distance="0.006cm"/>
    <draw:stroke-dash draw:name="Dash_20_5661" draw:display-name="Dash 566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loext:graphic-properties draw:fill="none" draw:fill-color="#729fcf"/>
      <style:paragraph-properties fo:margin-top="0.4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color="#000000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/>
      <style:text-properties fo:color="#000000" loext:opacity="100%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3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6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68" draw:name="Ligne_Entete_Impair_Numerique_2col" draw:style-name="Mgr5" draw:text-style-name="MP4" svg:x1="16.023cm" svg:y1="0.36cm" svg:x2="20.496cm" svg:y2="0.36cm"><text:p/></draw:line><draw:line text:anchor-type="paragraph" draw:z-index="175" draw:name="Ligne_Verticale_Impair_Numerique_2col" draw:style-name="Mgr5" draw:text-style-name="MP4" svg:x1="9.477cm" svg:y1="2.007cm" svg:x2="9.477cm" svg:y2="27.044cm"><text:p/></draw:line>Fraction d'un nombre</text:p>
      </style:header>
      <style:header-left>
        <text:p text:style-name="MP1"><draw:path text:anchor-type="paragraph" draw:z-index="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4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69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Fraction d'un nombr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71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72"><draw:text-box fo:min-height="0.52cm" fo:min-width="6.994cm"><text:h text:style-name="MP7" text:outline-level="1">Fractions : les opérations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6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7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4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5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8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7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29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0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5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s opératio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2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73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7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6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1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8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15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9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8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9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16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0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17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1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2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33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4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2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3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7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4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2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29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2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31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2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3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5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51" draw:name="Ligne_Entete_Impair_Programmation_2col" draw:style-name="Mgr20" draw:text-style-name="MP4" svg:x1="16.023cm" svg:y1="0.36cm" svg:x2="20.496cm" svg:y2="0.36cm"><text:p/></draw:line><draw:frame text:anchor-type="paragraph" draw:z-index="163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160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53" draw:name="Ligne_Entete_Pair_Programmation_2col" draw:style-name="Mgr20" draw:text-style-name="MP4" svg:x1="16.023cm" svg:y1="0.36cm" svg:x2="20.496cm" svg:y2="0.36cm"><text:p/></draw:line><draw:frame text:anchor-type="paragraph" draw:z-index="164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5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49" draw:name="Ligne_Entete_Impair_Programmation_1col" draw:style-name="Mgr20" draw:text-style-name="MP4" svg:x1="16.023cm" svg:y1="0.36cm" svg:x2="20.496cm" svg:y2="0.36cm"><text:p/></draw:line><draw:frame text:anchor-type="paragraph" draw:z-index="161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15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50" draw:name="Ligne_Entete_Pair_Programmation_1col" draw:style-name="Mgr20" draw:text-style-name="MP4" svg:x1="16.023cm" svg:y1="0.36cm" svg:x2="20.496cm" svg:y2="0.36cm"><text:p/></draw:line><draw:frame text:anchor-type="paragraph" draw:z-index="162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6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7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20:30:36.690000000</meta:creation-date>
    <meta:editing-duration>PT1H18M17S</meta:editing-duration>
    <meta:editing-cycles>22</meta:editing-cycles>
    <meta:generator>LibreOffice/7.6.7.2$Windows_X86_64 LibreOffice_project/dd47e4b30cb7dab30588d6c79c651f218165e3c5</meta:generator>
    <meta:initial-creator>M. KHARROUBI</meta:initial-creator>
    <dc:date>2024-07-09T20:28:08.465000000</dc:date>
    <meta:print-date>2024-03-02T11:24:56.662707414</meta:print-date>
    <meta:printed-by>PDF files</meta:printed-by>
    <meta:document-statistic meta:table-count="3" meta:image-count="0" meta:object-count="68" meta:page-count="3" meta:paragraph-count="230" meta:word-count="1124" meta:character-count="4995" meta:non-whitespace-character-count="4045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1</math:mn>
      <math:mrow>
        <math:mi/>
        <math:mo math:stretchy="false">×</math:mo>
        <math:mi/>
      </math:mrow>
      <math:mfrac>
        <math:mn>6</math:mn>
        <math:mn>24</math:mn>
      </math:mfrac>
      <math:mrow>
        <math:mi/>
        <math:mo math:stretchy="false">=</math:mo>
        <math:mi/>
      </math:mrow>
      <math:mn>11</math:mn>
      <math:mrow>
        <math:mi/>
        <math:mo math:stretchy="false">×</math:mo>
        <math:mi/>
      </math:mrow>
      <math:mn>0,25</math:mn>
      <math:mrow>
        <math:mi/>
        <math:mo math:stretchy="false">=</math:mo>
        <math:mi/>
      </math:mrow>
      <math:mn>2,75</math:mn>
    </math:mrow>
    <math:annotation math:encoding="StarMath 5.0">11 `times `{6 over 24}`=`11 `times` 0,25 `=`2,75</math:annotation>
  </math:semantics>
</math:math>
</file>

<file path=Object 10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11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12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13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14/content.xml><?xml version="1.0" encoding="utf-8"?>
<math xmlns="http://www.w3.org/1998/Math/MathML" display="block">
  <semantics>
    <mrow>
      <mfrac>
        <mn>2</mn>
        <mn>3</mn>
      </mfrac>
      <mrow>
        <mspace width="0.5em"/>
        <mo stretchy="false">×</mo>
        <mspace width="0.5em"/>
      </mrow>
      <mn>8</mn>
      <mn>,4</mn>
      <mrow>
        <mspace width="0.5em"/>
        <mo stretchy="false">=</mo>
        <mspace width="0.5em"/>
      </mrow>
      <mfrac>
        <mrow>
          <mn>2</mn>
          <mrow>
            <mspace width="0.5em"/>
            <mo stretchy="false">×</mo>
            <mspace width="0.5em"/>
          </mrow>
          <mn>8</mn>
          <mn>,4</mn>
        </mrow>
        <mn>3</mn>
      </mfrac>
      <mrow>
        <mspace width="0.5em"/>
        <mo stretchy="false">=</mo>
        <mspace width="0.5em"/>
      </mrow>
      <mfrac>
        <mrow>
          <mn>16</mn>
          <mn>,8</mn>
        </mrow>
        <mn>3</mn>
      </mfrac>
      <mrow>
        <mspace width="0.5em"/>
        <mo stretchy="false">=</mo>
        <mspace width="0.5em"/>
      </mrow>
      <mn>5</mn>
      <mn>,6</mn>
      <mi mathvariant="normal">.</mi>
    </mrow>
    <annotation encoding="StarMath 5.0">{2 over 3}`times`8,4`=`{2 `times` 8,4 } over 3`=` {16,8} over 3 `=` 5,6.</annotation>
  </semantics>
</math>
</file>

<file path=Object 15/content.xml><?xml version="1.0" encoding="utf-8"?>
<math xmlns="http://www.w3.org/1998/Math/MathML" display="block">
  <semantics>
    <mrow>
      <mrow>
        <mn>365</mn>
        <mo stretchy="false">−</mo>
        <mspace width="0.5em"/>
      </mrow>
      <mfrac>
        <mn>4</mn>
        <mn>5</mn>
      </mfrac>
      <mrow>
        <mspace width="0.5em"/>
        <mo stretchy="false">×</mo>
        <mspace width="0.5em"/>
      </mrow>
      <mrow>
        <mn>365</mn>
        <mo stretchy="false">=</mo>
        <mspace width="0.5em"/>
      </mrow>
      <mrow>
        <mn>365</mn>
        <mo stretchy="false">−</mo>
        <mspace width="0.5em"/>
      </mrow>
      <mrow>
        <mn>292</mn>
        <mo stretchy="false">=</mo>
        <mspace width="0.5em"/>
      </mrow>
      <mn>73</mn>
      <mspace width="0.5em"/>
      <mi mathvariant="normal">.</mi>
    </mrow>
    <annotation encoding="StarMath 5.0">365-` 4 over 5 `times `365 =` 365-` 292=` 73`.</annotation>
  </semantics>
</math>
</file>

<file path=Object 16/content.xml><?xml version="1.0" encoding="utf-8"?>
<math xmlns="http://www.w3.org/1998/Math/MathML" display="block">
  <semantics>
    <mrow>
      <mn>30</mn>
      <mrow>
        <mspace width="0.5em"/>
        <mo stretchy="false">×</mo>
        <mspace width="0.5em"/>
      </mrow>
      <mfrac>
        <mn>1</mn>
        <mn>6</mn>
      </mfrac>
      <mrow>
        <mspace width="0.5em"/>
        <mo stretchy="false">=</mo>
        <mspace width="0.5em"/>
      </mrow>
      <mfrac>
        <mrow>
          <mn>30</mn>
          <mrow>
            <mspace width="0.5em"/>
            <mo stretchy="false">×</mo>
            <mspace width="0.5em"/>
          </mrow>
          <mn>1</mn>
        </mrow>
        <mn>6</mn>
      </mfrac>
      <mrow>
        <mspace width="0.5em"/>
        <mo stretchy="false">=</mo>
        <mspace width="0.5em"/>
      </mrow>
      <mfrac>
        <mn>30</mn>
        <mn>6</mn>
      </mfrac>
      <mrow>
        <mspace width="0.5em"/>
        <mo stretchy="false">=</mo>
        <mspace width="0.5em"/>
      </mrow>
      <mn>5</mn>
      <mspace/>
    </mrow>
    <annotation encoding="StarMath 5.0"> 30 `times`{1 over 6}`=`{30`times`1} over 6`=`30 over 6 `=` 5` </annotation>
  </semantics>
</math>
</file>

<file path=Object 17/content.xml><?xml version="1.0" encoding="utf-8"?>
<math xmlns="http://www.w3.org/1998/Math/MathML" display="block">
  <semantics>
    <mrow>
      <mn>30</mn>
      <mrow>
        <mspace width="0.5em"/>
        <mo stretchy="false">×</mo>
        <mspace width="0.5em"/>
      </mrow>
      <mfrac>
        <mn>3</mn>
        <mn>10</mn>
      </mfrac>
      <mrow>
        <mspace width="0.5em"/>
        <mo stretchy="false">=</mo>
        <mspace width="0.5em"/>
      </mrow>
      <mfrac>
        <mrow>
          <mn>30</mn>
          <mrow>
            <mspace width="0.5em"/>
            <mo stretchy="false">×</mo>
            <mspace width="0.5em"/>
          </mrow>
          <mn>3</mn>
        </mrow>
        <mn>10</mn>
      </mfrac>
      <mrow>
        <mspace width="0.5em"/>
        <mo stretchy="false">=</mo>
        <mspace width="0.5em"/>
      </mrow>
      <mfrac>
        <mn>90</mn>
        <mn>10</mn>
      </mfrac>
      <mrow>
        <mspace width="0.5em"/>
        <mo stretchy="false">=</mo>
        <mspace width="0.5em"/>
      </mrow>
      <mn>9</mn>
      <mspace/>
    </mrow>
    <annotation encoding="StarMath 5.0"> 30 `times`{3 over 10}`=`{30`times`3} over 10`=`90 over 10 `=` 9`</annotation>
  </semantics>
</math>
</file>

<file path=Object 18/content.xml><?xml version="1.0" encoding="utf-8"?>
<math xmlns="http://www.w3.org/1998/Math/MathML" display="block">
  <semantics>
    <mrow>
      <mn>30</mn>
      <mrow>
        <mspace width="0.5em"/>
        <mo stretchy="false">×</mo>
        <mspace width="0.5em"/>
      </mrow>
      <mfrac>
        <mn>2</mn>
        <mn>5</mn>
      </mfrac>
      <mrow>
        <mspace width="0.5em"/>
        <mo stretchy="false">=</mo>
        <mspace width="0.5em"/>
      </mrow>
      <mfrac>
        <mrow>
          <mn>30</mn>
          <mrow>
            <mspace width="0.5em"/>
            <mo stretchy="false">×</mo>
            <mspace width="0.5em"/>
          </mrow>
          <mn>2</mn>
        </mrow>
        <mn>5</mn>
      </mfrac>
      <mrow>
        <mspace width="0.5em"/>
        <mo stretchy="false">=</mo>
        <mspace width="0.5em"/>
      </mrow>
      <mfrac>
        <mn>60</mn>
        <mn>5</mn>
      </mfrac>
      <mrow>
        <mspace width="0.5em"/>
        <mo stretchy="false">=</mo>
        <mspace width="0.5em"/>
      </mrow>
      <mn>12</mn>
      <mspace/>
    </mrow>
    <annotation encoding="StarMath 5.0"> 30 `times`{2 over 5}`=`{30`times`2} over 5`=`60 over 5 `=` 12`</annotation>
  </semantics>
</math>
</file>

<file path=Object 19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1</mn>
        <mn>6</mn>
      </mfrac>
      <mrow>
        <mspace width="0.5em"/>
        <mo stretchy="false">−</mo>
        <mspace width="0.5em"/>
      </mrow>
      <mfrac>
        <mn>3</mn>
        <mn>10</mn>
      </mfrac>
      <mrow>
        <mspace width="0.5em"/>
        <mo stretchy="false">−</mo>
        <mspace width="0.5em"/>
      </mrow>
      <mfrac>
        <mn>2</mn>
        <mn>5</mn>
      </mfrac>
      <mrow>
        <mspace width="0.5em"/>
        <mo stretchy="false">=</mo>
        <mspace width="0.5em"/>
      </mrow>
      <mfrac>
        <mn>30</mn>
        <mn>30</mn>
      </mfrac>
      <mrow>
        <mspace width="0.5em"/>
        <mo stretchy="false">−</mo>
        <mspace width="0.5em"/>
      </mrow>
      <mfrac>
        <mn>5</mn>
        <mn>30</mn>
      </mfrac>
      <mrow>
        <mspace width="0.5em"/>
        <mo stretchy="false">−</mo>
        <mspace width="0.5em"/>
      </mrow>
      <mfrac>
        <mn>9</mn>
        <mn>30</mn>
      </mfrac>
      <mrow>
        <mspace width="0.5em"/>
        <mo stretchy="false">−</mo>
        <mspace width="0.5em"/>
      </mrow>
      <mfrac>
        <mn>12</mn>
        <mn>30</mn>
      </mfrac>
      <mrow>
        <mspace width="0.5em"/>
        <mo stretchy="false">=</mo>
        <mspace width="0.5em"/>
      </mrow>
      <mfrac>
        <mn>4</mn>
        <mn>30</mn>
      </mfrac>
      <mi>.</mi>
    </mrow>
    <annotation encoding="StarMath 5.0">1 `-`  {1}over {6} `-` {3}over {10} `-` {2}over {5}`=` {30}over {30} `-`  {5}over {30} `-` {9}over {30} `-` {12}over {30} `=` {4}over {30}.</annotation>
  </semantics>
</math>
</file>

<file path=Object 2/content.xml><?xml version="1.0" encoding="utf-8"?>
<math xmlns="http://www.w3.org/1998/Math/MathML" display="block">
  <semantics>
    <mrow>
      <mn>11</mn>
      <mrow>
        <mspace width="0.5em"/>
        <mo stretchy="false">×</mo>
        <mspace width="0.5em"/>
      </mrow>
      <mfrac>
        <mn>9</mn>
        <mn>6</mn>
      </mfrac>
      <mrow>
        <mspace width="0.5em"/>
        <mo stretchy="false">=</mo>
        <mspace width="0.5em"/>
      </mrow>
      <mn>11</mn>
      <mrow>
        <mspace width="0.5em"/>
        <mo stretchy="false">×</mo>
        <mspace width="0.5em"/>
      </mrow>
      <mn>1</mn>
      <mn>,5</mn>
      <mrow>
        <mspace width="0.5em"/>
        <mo stretchy="false">=</mo>
        <mspace width="0.5em"/>
      </mrow>
      <mn>16</mn>
      <mn>,5</mn>
    </mrow>
    <annotation encoding="StarMath 5.0">11` times `{9 over 6}`=`11 `times` 1,5 `=`16,5</annotation>
  </semantics>
</math>
</file>

<file path=Object 20/content.xml><?xml version="1.0" encoding="utf-8"?>
<math xmlns="http://www.w3.org/1998/Math/MathML" display="block">
  <semantics>
    <mrow>
      <mn>30</mn>
      <mrow>
        <mspace width="0.5em"/>
        <mo stretchy="false">×</mo>
        <mspace width="0.5em"/>
      </mrow>
      <mfrac>
        <mn>4</mn>
        <mn>30</mn>
      </mfrac>
      <mrow>
        <mspace width="0.5em"/>
        <mo stretchy="false">=</mo>
        <mspace width="0.5em"/>
      </mrow>
      <mn>4</mn>
      <mspace/>
    </mrow>
    <annotation encoding="StarMath 5.0"> 30 `times`{4 over 30}`=` 4`</annotation>
  </semantics>
</math>
</file>

<file path=Object 21/content.xml><?xml version="1.0" encoding="utf-8"?>
<math xmlns="http://www.w3.org/1998/Math/MathML" display="block">
  <semantics>
    <mfrac>
      <mn>11</mn>
      <mn>24</mn>
    </mfrac>
    <annotation encoding="StarMath 5.0">{{11}over {24}}</annotation>
  </semantics>
</math>
</file>

<file path=Object 22/content.xml><?xml version="1.0" encoding="utf-8"?>
<math xmlns="http://www.w3.org/1998/Math/MathML" display="block">
  <semantics>
    <mfrac>
      <mn>11</mn>
      <mn>6</mn>
    </mfrac>
    <annotation encoding="StarMath 5.0">{{11}over {6}}</annotation>
  </semantics>
</math>
</file>

<file path=Object 23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4/content.xml><?xml version="1.0" encoding="utf-8"?>
<math xmlns="http://www.w3.org/1998/Math/MathML" display="block">
  <semantics>
    <mfrac>
      <mn>5</mn>
      <mn>3</mn>
    </mfrac>
    <annotation encoding="StarMath 5.0">{{5}over {3}}</annotation>
  </semantics>
</math>
</file>

<file path=Object 25/content.xml><?xml version="1.0" encoding="utf-8"?>
<math xmlns="http://www.w3.org/1998/Math/MathML" display="block">
  <semantics>
    <mfrac>
      <mn>5</mn>
      <mn>7</mn>
    </mfrac>
    <annotation encoding="StarMath 5.0">{{5}over {7}}</annotation>
  </semantics>
</math>
</file>

<file path=Object 26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28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29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3/content.xml><?xml version="1.0" encoding="utf-8"?>
<math xmlns="http://www.w3.org/1998/Math/MathML" display="block">
  <semantics>
    <mrow>
      <mn>5</mn>
      <mrow>
        <mspace width="0.5em"/>
        <mo stretchy="false">×</mo>
        <mspace width="0.5em"/>
      </mrow>
      <mfrac>
        <mn>2</mn>
        <mn>4</mn>
      </mfrac>
      <mrow>
        <mspace width="0.5em"/>
        <mo stretchy="false">=</mo>
        <mspace width="0.5em"/>
      </mrow>
      <mn>5</mn>
      <mrow>
        <mspace width="0.5em"/>
        <mo stretchy="false">×</mo>
        <mspace width="0.5em"/>
      </mrow>
      <mn>0</mn>
      <mn>,5</mn>
      <mrow>
        <mspace width="0.5em"/>
        <mo stretchy="false">=</mo>
        <mspace width="0.5em"/>
      </mrow>
      <mn>2</mn>
      <mn>,5</mn>
    </mrow>
    <annotation encoding="StarMath 5.0">5 `times` {2 over 4}`=`5 `times `0,5 `=`2,5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31/content.xml><?xml version="1.0" encoding="utf-8"?>
<math xmlns="http://www.w3.org/1998/Math/MathML" display="block">
  <semantics>
    <mfrac>
      <mn>2</mn>
      <mn>5</mn>
    </mfrac>
    <annotation encoding="StarMath 5.0">{2}over {5}</annotation>
  </semantics>
</math>
</file>

<file path=Object 32/content.xml><?xml version="1.0" encoding="utf-8"?>
<math xmlns="http://www.w3.org/1998/Math/MathML" display="block">
  <semantics>
    <mfrac>
      <mn>3</mn>
      <mn>10</mn>
    </mfrac>
    <annotation encoding="StarMath 5.0">{3}over {10}</annotation>
  </semantics>
</math>
</file>

<file path=Object 33/content.xml><?xml version="1.0" encoding="utf-8"?>
<math xmlns="http://www.w3.org/1998/Math/MathML" display="block">
  <semantics>
    <mfrac>
      <mn>7</mn>
      <mn>12</mn>
    </mfrac>
    <annotation encoding="StarMath 5.0">{7}over {12}</annotation>
  </semantics>
</math>
</file>

<file path=Object 34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×</mo>
        <mspace width="0.5em"/>
      </mrow>
      <mn>140</mn>
      <mrow>
        <mspace width="0.5em"/>
        <mo stretchy="false">=</mo>
        <mspace width="0.5em"/>
      </mrow>
      <mfrac>
        <mn>140</mn>
        <mn>2</mn>
      </mfrac>
      <mrow>
        <mspace width="0.5em"/>
        <mo stretchy="false">=</mo>
        <mspace width="0.5em"/>
      </mrow>
      <mn>70.</mn>
    </mrow>
    <annotation encoding="StarMath 5.0">1 over 2 `times`140`=`140 over 2`=`70.</annotation>
  </semantics>
</math>
</file>

<file path=Object 35/content.xml><?xml version="1.0" encoding="utf-8"?>
<math xmlns="http://www.w3.org/1998/Math/MathML" display="block">
  <semantics>
    <mrow>
      <mfrac>
        <mn>1</mn>
        <mn>4</mn>
      </mfrac>
      <mrow>
        <mspace width="0.5em"/>
        <mo stretchy="false">×</mo>
        <mspace width="0.5em"/>
      </mrow>
      <mn>140</mn>
      <mrow>
        <mspace width="0.5em"/>
        <mo stretchy="false">=</mo>
        <mspace width="0.5em"/>
      </mrow>
      <mfrac>
        <mn>140</mn>
        <mn>4</mn>
      </mfrac>
      <mrow>
        <mspace width="0.5em"/>
        <mo stretchy="false">=</mo>
        <mspace width="0.5em"/>
      </mrow>
      <mn>35.</mn>
    </mrow>
    <annotation encoding="StarMath 5.0">1 over 4 `times`140`=`140 over 4`=`35.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6</math:mn>
      </math:mfrac>
      <math:mrow>
        <math:mi/>
        <math:mo math:stretchy="false">×</math:mo>
        <math:mi/>
      </math:mrow>
      <math:mn>24</math:mn>
      <math:mrow>
        <math:mi/>
        <math:mo math:stretchy="false">=</math:mo>
        <math:mi/>
      </math:mrow>
      <math:mn>5</math:mn>
      <math:mrow>
        <math:mi/>
        <math:mo math:stretchy="false">×</math:mo>
        <math:mi/>
      </math:mrow>
      <math:mfrac>
        <math:mn>24</math:mn>
        <math:mn>6</math:mn>
      </math:mfrac>
      <math:mrow>
        <math:mi/>
        <math:mo math:stretchy="false">=</math:mo>
        <math:mi/>
      </math:mrow>
      <math:mn>5</math:mn>
      <math:mrow>
        <math:mi/>
        <math:mo math:stretchy="false">×</math:mo>
        <math:mi/>
      </math:mrow>
      <math:mn>4</math:mn>
      <math:mrow>
        <math:mi/>
        <math:mo math:stretchy="false">=</math:mo>
        <math:mi/>
      </math:mrow>
      <math:mn>20</math:mn>
    </math:mrow>
    <math:annotation math:encoding="StarMath 5.0">5 over 6 `times`24 `=`5 `times` {24 over 6} `= `5`times`4`=`20</math:annotation>
  </math:semantics>
</math:math>
</file>

<file path=Object 37/content.xml><?xml version="1.0" encoding="utf-8"?>
<math xmlns="http://www.w3.org/1998/Math/MathML" display="block">
  <semantics>
    <mrow>
      <mfrac>
        <mn>4</mn>
        <mn>5</mn>
      </mfrac>
      <mrow>
        <mspace width="0.5em"/>
        <mo stretchy="false">×</mo>
        <mspace width="0.5em"/>
      </mrow>
      <mn>20</mn>
      <mrow>
        <mspace width="0.5em"/>
        <mo stretchy="false">=</mo>
        <mspace width="0.5em"/>
      </mrow>
      <mn>4</mn>
      <mrow>
        <mspace width="0.5em"/>
        <mo stretchy="false">×</mo>
        <mspace width="0.5em"/>
      </mrow>
      <mfrac>
        <mn>20</mn>
        <mn>5</mn>
      </mfrac>
      <mrow>
        <mspace width="0.5em"/>
        <mo stretchy="false">=</mo>
        <mspace width="0.5em"/>
      </mrow>
      <mn>4</mn>
      <mrow>
        <mspace width="0.5em"/>
        <mo stretchy="false">×</mo>
        <mspace width="0.5em"/>
      </mrow>
      <mn>4</mn>
      <mrow>
        <mspace width="0.5em"/>
        <mo stretchy="false">=</mo>
        <mspace width="0.5em"/>
      </mrow>
      <mn>16</mn>
    </mrow>
    <annotation encoding="StarMath 5.0">4 over 5 `times`20 `=`4 `times` {20 over 5} `= `4`times`4`=`16</annotation>
  </semantics>
</math>
</file>

<file path=Object 38/content.xml><?xml version="1.0" encoding="utf-8"?>
<math xmlns="http://www.w3.org/1998/Math/MathML" display="block">
  <semantics>
    <mrow>
      <mfrac>
        <mn>3</mn>
        <mn>4</mn>
      </mfrac>
      <mrow>
        <mspace width="0.5em"/>
        <mo stretchy="false">×</mo>
        <mspace width="0.5em"/>
      </mrow>
      <mn>4</mn>
      <mrow>
        <mspace width="0.5em"/>
        <mo stretchy="false">=</mo>
        <mspace width="0.5em"/>
      </mrow>
      <mn>3</mn>
      <mrow>
        <mspace width="0.5em"/>
        <mo stretchy="false">×</mo>
        <mspace width="0.5em"/>
      </mrow>
      <mfrac>
        <mn>4</mn>
        <mn>4</mn>
      </mfrac>
      <mrow>
        <mspace width="0.5em"/>
        <mo stretchy="false">=</mo>
        <mspace width="0.5em"/>
      </mrow>
      <mn>3</mn>
      <mrow>
        <mspace width="0.5em"/>
        <mo stretchy="false">×</mo>
        <mspace width="0.5em"/>
      </mrow>
      <mn>1</mn>
      <mrow>
        <mspace width="0.5em"/>
        <mo stretchy="false">=</mo>
        <mspace width="0.5em"/>
      </mrow>
      <mn>3</mn>
    </mrow>
    <annotation encoding="StarMath 5.0">3 over 4 `times`4 `=`3 `times` {4 over 4} `= `3`times`1`=`3</annotation>
  </semantics>
</math>
</file>

<file path=Object 39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4/content.xml><?xml version="1.0" encoding="utf-8"?>
<math xmlns="http://www.w3.org/1998/Math/MathML" display="block">
  <semantics>
    <mrow>
      <mfrac>
        <mrow>
          <mn>5</mn>
          <mrow>
            <mspace width="0.5em"/>
            <mo stretchy="false">×</mo>
            <mspace width="0.5em"/>
          </mrow>
          <mn>2</mn>
          <mn>,4</mn>
        </mrow>
        <mn>3</mn>
      </mfrac>
      <mrow>
        <mspace width="0.5em"/>
        <mo stretchy="false">=</mo>
        <mspace width="0.5em"/>
      </mrow>
      <mfrac>
        <mn>12</mn>
        <mn>3</mn>
      </mfrac>
      <mrow>
        <mspace width="0.5em"/>
        <mo stretchy="false">=</mo>
        <mspace width="0.5em"/>
      </mrow>
      <mn>4</mn>
    </mrow>
    <annotation encoding="StarMath 5.0"> {5 `times` 2,4} over 3`=`12  over  3 `=`4</annotation>
  </semantics>
</math>
</file>

<file path=Object 40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4</mn>
        <mn>4</mn>
      </mfrac>
      <mrow>
        <mspace width="0.5em"/>
        <mo stretchy="false">−</mo>
        <mspace width="0.5em"/>
      </mrow>
      <mfrac>
        <mn>1</mn>
        <mn>4</mn>
      </mfrac>
      <mrow>
        <mspace width="0.5em"/>
        <mo stretchy="false">=</mo>
        <mspace width="0.5em"/>
      </mrow>
      <mfrac>
        <mn>3</mn>
        <mn>4</mn>
      </mfrac>
    </mrow>
    <annotation encoding="StarMath 5.0">1 `-` {1} over {4} `=` {4} over {4} `-` {1} over {4} `=` {3} over {4}</annotation>
  </semantics>
</math>
</file>

<file path=Object 41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42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43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4/content.xml><?xml version="1.0" encoding="utf-8"?>
<math xmlns="http://www.w3.org/1998/Math/MathML" display="block">
  <semantics>
    <mfrac>
      <mn>1</mn>
      <mn>16</mn>
    </mfrac>
    <annotation encoding="StarMath 5.0">1 over 16
</annotation>
  </semantics>
</math>
</file>

<file path=Object 45/content.xml><?xml version="1.0" encoding="utf-8"?>
<math xmlns="http://www.w3.org/1998/Math/MathML" display="block">
  <semantics>
    <mfrac>
      <mn>1</mn>
      <mn>6</mn>
    </mfrac>
    <annotation encoding="StarMath 5.0">{1}over {6}</annotation>
  </semantics>
</math>
</file>

<file path=Object 46/content.xml><?xml version="1.0" encoding="utf-8"?>
<math xmlns="http://www.w3.org/1998/Math/MathML" display="block">
  <semantics>
    <mfrac>
      <mn>3</mn>
      <mn>10</mn>
    </mfrac>
    <annotation encoding="StarMath 5.0">{3}over {10}</annotation>
  </semantics>
</math>
</file>

<file path=Object 47/content.xml><?xml version="1.0" encoding="utf-8"?>
<math xmlns="http://www.w3.org/1998/Math/MathML" display="block">
  <semantics>
    <mfrac>
      <mn>2</mn>
      <mn>5</mn>
    </mfrac>
    <annotation encoding="StarMath 5.0">{2}over {5}</annotation>
  </semantics>
</math>
</file>

<file path=Object 48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49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5/content.xml><?xml version="1.0" encoding="utf-8"?>
<math xmlns="http://www.w3.org/1998/Math/MathML" display="block">
  <semantics>
    <mrow>
      <mfrac>
        <mrow>
          <mn>5</mn>
          <mrow>
            <mspace width="0.5em"/>
            <mo stretchy="false">×</mo>
            <mspace width="0.5em"/>
          </mrow>
          <mn>2</mn>
          <mn>,8</mn>
        </mrow>
        <mn>7</mn>
      </mfrac>
      <mrow>
        <mspace width="0.5em"/>
        <mo stretchy="false">=</mo>
        <mspace width="0.5em"/>
      </mrow>
      <mfrac>
        <mn>14</mn>
        <mn>7</mn>
      </mfrac>
      <mrow>
        <mspace width="0.5em"/>
        <mo stretchy="false">=</mo>
        <mspace width="0.5em"/>
      </mrow>
      <mn>2</mn>
    </mrow>
    <annotation encoding="StarMath 5.0">{5` times `2,8} over 7`=`14 over 7 `=`2</annotation>
  </semantics>
</math>
</file>

<file path=Object 50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51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52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53/content.xml><?xml version="1.0" encoding="utf-8"?>
<math xmlns="http://www.w3.org/1998/Math/MathML" display="block">
  <semantics>
    <mfrac>
      <mn>1</mn>
      <mn>4</mn>
    </mfrac>
    <annotation encoding="StarMath 5.0">1 over 4
</annotation>
  </semantics>
</math>
</file>

<file path=Object 54/content.xml><?xml version="1.0" encoding="utf-8"?>
<math xmlns="http://www.w3.org/1998/Math/MathML" display="block">
  <semantics>
    <mfrac>
      <mn>1</mn>
      <mn>4</mn>
    </mfrac>
    <annotation encoding="StarMath 5.0">1 over 4
</annotation>
  </semantics>
</math>
</file>

<file path=Object 55/content.xml><?xml version="1.0" encoding="utf-8"?>
<math xmlns="http://www.w3.org/1998/Math/MathML" display="block">
  <semantics>
    <mfrac>
      <mn>1</mn>
      <mn>16</mn>
    </mfrac>
    <annotation encoding="StarMath 5.0">1 over 16
</annotation>
  </semantics>
</math>
</file>

<file path=Object 56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57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58/content.xml><?xml version="1.0" encoding="utf-8"?>
<math xmlns="http://www.w3.org/1998/Math/MathML" display="block">
  <semantics>
    <mfrac>
      <mn>1</mn>
      <mn>16</mn>
    </mfrac>
    <annotation encoding="StarMath 5.0">1 over 16
</annotation>
  </semantics>
</math>
</file>

<file path=Object 59/content.xml><?xml version="1.0" encoding="utf-8"?>
<math xmlns="http://www.w3.org/1998/Math/MathML" display="block">
  <semantics>
    <mfrac>
      <mn>3</mn>
      <mn>5</mn>
    </mfrac>
    <annotation encoding="StarMath 5.0">3 over 5</annotation>
  </semantics>
</math>
</file>

<file path=Object 6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60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61/content.xml><?xml version="1.0" encoding="utf-8"?>
<math xmlns="http://www.w3.org/1998/Math/MathML" display="block">
  <semantics>
    <mfrac>
      <mn>1</mn>
      <mn>4</mn>
    </mfrac>
    <annotation encoding="StarMath 5.0">1 over 4
</annotation>
  </semantics>
</math>
</file>

<file path=Object 62/content.xml><?xml version="1.0" encoding="utf-8"?>
<math xmlns="http://www.w3.org/1998/Math/MathML" display="block">
  <semantics>
    <mfrac>
      <mn>1</mn>
      <mn>4</mn>
    </mfrac>
    <annotation encoding="StarMath 5.0">1 over 4
</annotation>
  </semantics>
</math>
</file>

<file path=Object 63/content.xml><?xml version="1.0" encoding="utf-8"?>
<math xmlns="http://www.w3.org/1998/Math/MathML" display="block">
  <semantics>
    <mfrac>
      <mn>1</mn>
      <mn>16</mn>
    </mfrac>
    <annotation encoding="StarMath 5.0">1 over 16
</annotation>
  </semantics>
</math>
</file>

<file path=Object 64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65/content.xml><?xml version="1.0" encoding="utf-8"?>
<math xmlns="http://www.w3.org/1998/Math/MathML" display="block">
  <semantics>
    <mfrac>
      <mn>1</mn>
      <mn>8</mn>
    </mfrac>
    <annotation encoding="StarMath 5.0">1 over 8
</annotation>
  </semantics>
</math>
</file>

<file path=Object 66/content.xml><?xml version="1.0" encoding="utf-8"?>
<math xmlns="http://www.w3.org/1998/Math/MathML" display="block">
  <semantics>
    <mfrac>
      <mn>1</mn>
      <mn>4</mn>
    </mfrac>
    <annotation encoding="StarMath 5.0">1 over 4</annotation>
  </semantics>
</math>
</file>

<file path=Object 67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68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7/content.xml><?xml version="1.0" encoding="utf-8"?>
<math xmlns="http://www.w3.org/1998/Math/MathML" display="block">
  <semantics>
    <mfrac>
      <mn>1</mn>
      <mn>6</mn>
    </mfrac>
    <annotation encoding="StarMath 5.0">{1}over {6}</annotation>
  </semantics>
</math>
</file>

<file path=Object 8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9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